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1E0000001E061C4765EBFB52958.jpg" manifest:media-type="image/jpe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loext:graphic-properties draw:fill-gradient-name="gradient" draw:fill-hatch-name="hatch"/>
      <style:paragraph-properties fo:padding="0.0201in" fo:border="none"/>
      <style:text-properties loext:padding="0.0201in" loext:border="none"/>
    </style:style>
    <style:style style:name="P2" style:family="paragraph" style:parent-style-name="Preformatted_20_Text">
      <loext:graphic-properties draw:fill-gradient-name="gradient" draw:fill-hatch-name="hatch"/>
      <style:paragraph-properties fo:padding="0.0201in" fo:border="none"/>
      <style:text-properties loext:padding="0.0201in" loext:border="none"/>
    </style:style>
    <style:style style:name="P3" style:family="paragraph" style:parent-style-name="Standard">
      <loext:graphic-properties draw:fill-gradient-name="gradient" draw:fill-hatch-name="hatch"/>
      <style:paragraph-properties fo:padding="0.0201in" fo:border="none"/>
      <style:text-properties loext:padding="0.0201in" loext:border="none"/>
    </style:style>
    <style:style style:name="P4" style:family="paragraph" style:parent-style-name="Text_20_body">
      <loext:graphic-properties draw:fill-gradient-name="gradient" draw:fill-hatch-name="hatch"/>
      <style:paragraph-properties fo:padding="0.0201in" fo:border="none"/>
      <style:text-properties loext:padding="0.0201in" loext:border="none"/>
    </style:style>
    <style:style style:name="P5" style:family="paragraph" style:parent-style-name="Standard">
      <loext:graphic-properties draw:fill-gradient-name="gradient" draw:fill-hatch-name="hatch"/>
      <style:paragraph-properties fo:margin-top="0in" fo:margin-bottom="0.1965in" style:contextual-spacing="false" fo:padding="0.0201in" fo:border="none"/>
      <style:text-properties loext:padding="0.0201in" loext:border="none"/>
    </style:style>
    <style:style style:name="P6" style:family="paragraph" style:parent-style-name="Text_20_body">
      <loext:graphic-properties draw:fill-gradient-name="gradient" draw:fill-hatch-name="hatch"/>
      <style:paragraph-properties fo:margin-top="0in" fo:margin-bottom="0in" style:contextual-spacing="false" fo:padding="0.0201in" fo:border="none"/>
      <style:text-properties loext:padding="0.0201in" loext:border="none"/>
    </style:style>
    <style:style style:name="P7" style:family="paragraph" style:parent-style-name="Heading_20_3">
      <loext:graphic-properties draw:fill-gradient-name="gradient" draw:fill-hatch-name="hatch"/>
      <style:paragraph-properties fo:padding="0.0201in" fo:border="none"/>
    </style:style>
    <style:style style:name="P8" style:family="paragraph" style:parent-style-name="Preformatted_20_Text">
      <loext:graphic-properties draw:fill-gradient-name="gradient" draw:fill-hatch-name="hatch"/>
      <style:paragraph-properties fo:padding="0.0201in" fo:border="none"/>
    </style:style>
    <style:style style:name="P9" style:family="paragraph" style:parent-style-name="Text_20_body">
      <loext:graphic-properties draw:fill-gradient-name="gradient" draw:fill-hatch-name="hatch"/>
      <style:paragraph-properties fo:padding="0.0201in" fo:border="none"/>
    </style:style>
    <style:style style:name="P10" style:family="paragraph" style:parent-style-name="Preformatted_20_Text">
      <loext:graphic-properties draw:fill-gradient-name="gradient" draw:fill-hatch-name="hatch"/>
      <style:paragraph-properties fo:margin-top="0in" fo:margin-bottom="0.1965in" style:contextual-spacing="false" fo:padding="0.0201in" fo:border="none"/>
    </style:style>
    <style:style style:name="P11" style:family="paragraph" style:parent-style-name="Heading_20_3">
      <loext:graphic-properties draw:fill-gradient-name="Gradient_20_1" draw:fill-hatch-name="hatch"/>
      <style:paragraph-properties fo:padding="0.0201in" fo:border="none"/>
      <style:text-properties loext:padding="0.0201in" loext:border="none"/>
    </style:style>
    <style:style style:name="P12" style:family="paragraph" style:parent-style-name="Heading_20_3">
      <loext:graphic-properties draw:fill-gradient-name="Gradient_20_1" draw:fill-hatch-name="hatch"/>
      <style:paragraph-properties fo:padding="0.0201in" fo:border="none"/>
    </style:style>
    <style:style style:name="P13" style:family="paragraph" style:parent-style-name="Preformatted_20_Text" style:list-style-name="L3">
      <loext:graphic-properties draw:fill-gradient-name="gradient" draw:fill-hatch-name="hatch"/>
      <style:paragraph-properties fo:padding="0.0201in" fo:border="none"/>
    </style:style>
    <style:style style:name="P14" style:family="paragraph" style:parent-style-name="Preformatted_20_Text" style:list-style-name="L3">
      <loext:graphic-properties draw:fill-gradient-name="gradient" draw:fill-hatch-name="hatch"/>
      <style:paragraph-properties fo:margin-top="0in" fo:margin-bottom="0.1965in" style:contextual-spacing="false" fo:padding="0.0201in" fo:border="none"/>
    </style:style>
    <style:style style:name="P15" style:family="paragraph" style:parent-style-name="Preformatted_20_Text" style:list-style-name="L3">
      <loext:graphic-properties draw:fill-gradient-name="gradient" draw:fill-hatch-name="hatch"/>
      <style:paragraph-properties fo:padding="0.0201in" fo:border="none"/>
      <style:text-properties loext:padding="0.0201in" loext:border="none"/>
    </style:style>
    <style:style style:name="P16" style:family="paragraph" style:parent-style-name="Preformatted_20_Text" style:list-style-name="L21">
      <loext:graphic-properties draw:fill-gradient-name="gradient" draw:fill-hatch-name="hatch"/>
      <style:paragraph-properties fo:padding="0.0201in" fo:border="none"/>
      <style:text-properties loext:padding="0.0201in" loext:border="none"/>
    </style:style>
    <style:style style:name="P17" style:family="paragraph" style:parent-style-name="Preformatted_20_Text" style:list-style-name="L22">
      <loext:graphic-properties draw:fill-gradient-name="gradient" draw:fill-hatch-name="hatch"/>
      <style:paragraph-properties fo:padding="0.0201in" fo:border="none"/>
      <style:text-properties loext:padding="0.0201in" loext:border="none"/>
    </style:style>
    <style:style style:name="P18" style:family="paragraph" style:parent-style-name="Preformatted_20_Text" style:list-style-name="L30">
      <loext:graphic-properties draw:fill-gradient-name="gradient" draw:fill-hatch-name="hatch"/>
      <style:paragraph-properties fo:padding="0.0201in" fo:border="none"/>
      <style:text-properties loext:padding="0.0201in" loext:border="none"/>
    </style:style>
    <style:style style:name="P19" style:family="paragraph" style:parent-style-name="Preformatted_20_Text" style:list-style-name="L32">
      <loext:graphic-properties draw:fill-gradient-name="gradient" draw:fill-hatch-name="hatch"/>
      <style:paragraph-properties fo:padding="0.0201in" fo:border="none"/>
      <style:text-properties loext:padding="0.0201in" loext:border="none"/>
    </style:style>
    <style:style style:name="P20" style:family="paragraph" style:parent-style-name="Preformatted_20_Text" style:list-style-name="L41">
      <loext:graphic-properties draw:fill-gradient-name="Gradient_20_1" draw:fill-hatch-name="hatch"/>
      <style:paragraph-properties fo:padding="0.0201in" fo:border="none"/>
      <style:text-properties loext:padding="0.0201in" loext:border="none"/>
    </style:style>
    <style:style style:name="P21" style:family="paragraph" style:parent-style-name="Preformatted_20_Text" style:list-style-name="L59">
      <loext:graphic-properties draw:fill-gradient-name="Gradient_20_1" draw:fill-hatch-name="hatch"/>
      <style:paragraph-properties fo:padding="0.0201in" fo:border="none"/>
      <style:text-properties loext:padding="0.0201in" loext:border="none"/>
    </style:style>
    <style:style style:name="P22" style:family="paragraph" style:parent-style-name="Preformatted_20_Text" style:list-style-name="L60">
      <loext:graphic-properties draw:fill-gradient-name="Gradient_20_1" draw:fill-hatch-name="hatch"/>
      <style:paragraph-properties fo:padding="0.0201in" fo:border="none"/>
      <style:text-properties loext:padding="0.0201in" loext:border="none"/>
    </style:style>
    <style:style style:name="P23" style:family="paragraph" style:parent-style-name="Preformatted_20_Text" style:list-style-name="L68">
      <loext:graphic-properties draw:fill-gradient-name="Gradient_20_1" draw:fill-hatch-name="hatch"/>
      <style:paragraph-properties fo:padding="0.0201in" fo:border="none"/>
      <style:text-properties loext:padding="0.0201in" loext:border="none"/>
    </style:style>
    <style:style style:name="P24" style:family="paragraph" style:parent-style-name="Preformatted_20_Text" style:list-style-name="L70">
      <loext:graphic-properties draw:fill-gradient-name="Gradient_20_1" draw:fill-hatch-name="hatch"/>
      <style:paragraph-properties fo:padding="0.0201in" fo:border="none"/>
      <style:text-properties loext:padding="0.0201in" loext:border="none"/>
    </style:style>
    <style:style style:name="P25" style:family="paragraph" style:parent-style-name="Preformatted_20_Text" style:list-style-name="L77">
      <loext:graphic-properties draw:fill-gradient-name="Gradient_20_1" draw:fill-hatch-name="hatch"/>
      <style:paragraph-properties fo:padding="0.0201in" fo:border="none"/>
      <style:text-properties loext:padding="0.0201in" loext:border="none"/>
    </style:style>
    <style:style style:name="P26" style:family="paragraph" style:parent-style-name="Preformatted_20_Text" style:list-style-name="L78">
      <loext:graphic-properties draw:fill-gradient-name="Gradient_20_1" draw:fill-hatch-name="hatch"/>
      <style:paragraph-properties fo:padding="0.0201in" fo:border="none"/>
      <style:text-properties loext:padding="0.0201in" loext:border="none"/>
    </style:style>
    <style:style style:name="P27" style:family="paragraph" style:parent-style-name="Preformatted_20_Text">
      <loext:graphic-properties draw:fill-gradient-name="Gradient_20_1" draw:fill-hatch-name="hatch"/>
      <style:paragraph-properties fo:padding="0.0201in" fo:border="none"/>
      <style:text-properties loext:padding="0.0201in" loext:border="none"/>
    </style:style>
    <style:style style:name="P28" style:family="paragraph" style:parent-style-name="Preformatted_20_Text" style:list-style-name="L21">
      <loext:graphic-properties draw:fill-gradient-name="gradient" draw:fill-hatch-name="hatch"/>
      <style:paragraph-properties fo:margin-top="0in" fo:margin-bottom="0.1965in" style:contextual-spacing="false" fo:padding="0.0201in" fo:border="none"/>
    </style:style>
    <style:style style:name="P29" style:family="paragraph" style:parent-style-name="Preformatted_20_Text" style:list-style-name="L21">
      <loext:graphic-properties draw:fill-gradient-name="gradient" draw:fill-hatch-name="hatch"/>
      <style:paragraph-properties fo:padding="0.0201in" fo:border="none"/>
    </style:style>
    <style:style style:name="P30" style:family="paragraph" style:parent-style-name="Preformatted_20_Text" style:list-style-name="L22">
      <loext:graphic-properties draw:fill-gradient-name="gradient" draw:fill-hatch-name="hatch"/>
      <style:paragraph-properties fo:padding="0.0201in" fo:border="none"/>
    </style:style>
    <style:style style:name="P31" style:family="paragraph" style:parent-style-name="Preformatted_20_Text" style:list-style-name="L22">
      <loext:graphic-properties draw:fill-gradient-name="gradient" draw:fill-hatch-name="hatch"/>
      <style:paragraph-properties fo:margin-top="0in" fo:margin-bottom="0.1965in" style:contextual-spacing="false" fo:padding="0.0201in" fo:border="none"/>
    </style:style>
    <style:style style:name="P32" style:family="paragraph" style:parent-style-name="Preformatted_20_Text" style:list-style-name="L30">
      <loext:graphic-properties draw:fill-gradient-name="gradient" draw:fill-hatch-name="hatch"/>
      <style:paragraph-properties fo:padding="0.0201in" fo:border="none"/>
    </style:style>
    <style:style style:name="P33" style:family="paragraph" style:parent-style-name="Preformatted_20_Text" style:list-style-name="L30">
      <loext:graphic-properties draw:fill-gradient-name="gradient" draw:fill-hatch-name="hatch"/>
      <style:paragraph-properties fo:margin-top="0in" fo:margin-bottom="0.1965in" style:contextual-spacing="false" fo:padding="0.0201in" fo:border="none"/>
    </style:style>
    <style:style style:name="P34" style:family="paragraph" style:parent-style-name="Preformatted_20_Text" style:list-style-name="L32">
      <loext:graphic-properties draw:fill-gradient-name="gradient" draw:fill-hatch-name="hatch"/>
      <style:paragraph-properties fo:margin-top="0in" fo:margin-bottom="0.1965in" style:contextual-spacing="false" fo:padding="0.0201in" fo:border="none"/>
    </style:style>
    <style:style style:name="P35" style:family="paragraph" style:parent-style-name="Preformatted_20_Text" style:list-style-name="L41">
      <loext:graphic-properties draw:fill-gradient-name="Gradient_20_1" draw:fill-hatch-name="hatch"/>
      <style:paragraph-properties fo:margin-top="0in" fo:margin-bottom="0.1965in" style:contextual-spacing="false" fo:padding="0.0201in" fo:border="none"/>
    </style:style>
    <style:style style:name="P36" style:family="paragraph" style:parent-style-name="Preformatted_20_Text" style:list-style-name="L41">
      <loext:graphic-properties draw:fill-gradient-name="Gradient_20_1" draw:fill-hatch-name="hatch"/>
      <style:paragraph-properties fo:padding="0.0201in" fo:border="none"/>
    </style:style>
    <style:style style:name="P37" style:family="paragraph" style:parent-style-name="Preformatted_20_Text">
      <loext:graphic-properties draw:fill-gradient-name="Gradient_20_1" draw:fill-hatch-name="hatch"/>
      <style:paragraph-properties fo:margin-top="0in" fo:margin-bottom="0.1965in" style:contextual-spacing="false" fo:padding="0.0201in" fo:border="none"/>
    </style:style>
    <style:style style:name="P38" style:family="paragraph" style:parent-style-name="Preformatted_20_Text" style:list-style-name="L59">
      <loext:graphic-properties draw:fill-gradient-name="Gradient_20_1" draw:fill-hatch-name="hatch"/>
      <style:paragraph-properties fo:margin-top="0in" fo:margin-bottom="0.1965in" style:contextual-spacing="false" fo:padding="0.0201in" fo:border="none"/>
    </style:style>
    <style:style style:name="P39" style:family="paragraph" style:parent-style-name="Preformatted_20_Text" style:list-style-name="L59">
      <loext:graphic-properties draw:fill-gradient-name="Gradient_20_1" draw:fill-hatch-name="hatch"/>
      <style:paragraph-properties fo:padding="0.0201in" fo:border="none"/>
    </style:style>
    <style:style style:name="P40" style:family="paragraph" style:parent-style-name="Preformatted_20_Text" style:list-style-name="L60">
      <loext:graphic-properties draw:fill-gradient-name="Gradient_20_1" draw:fill-hatch-name="hatch"/>
      <style:paragraph-properties fo:margin-top="0in" fo:margin-bottom="0.1965in" style:contextual-spacing="false" fo:padding="0.0201in" fo:border="none"/>
    </style:style>
    <style:style style:name="P41" style:family="paragraph" style:parent-style-name="Preformatted_20_Text" style:list-style-name="L60">
      <loext:graphic-properties draw:fill-gradient-name="Gradient_20_1" draw:fill-hatch-name="hatch"/>
      <style:paragraph-properties fo:padding="0.0201in" fo:border="none"/>
    </style:style>
    <style:style style:name="P42" style:family="paragraph" style:parent-style-name="Preformatted_20_Text" style:list-style-name="L68">
      <loext:graphic-properties draw:fill-gradient-name="Gradient_20_1" draw:fill-hatch-name="hatch"/>
      <style:paragraph-properties fo:margin-top="0in" fo:margin-bottom="0.1965in" style:contextual-spacing="false" fo:padding="0.0201in" fo:border="none"/>
    </style:style>
    <style:style style:name="P43" style:family="paragraph" style:parent-style-name="Preformatted_20_Text" style:list-style-name="L68">
      <loext:graphic-properties draw:fill-gradient-name="Gradient_20_1" draw:fill-hatch-name="hatch"/>
      <style:paragraph-properties fo:padding="0.0201in" fo:border="none"/>
    </style:style>
    <style:style style:name="P44" style:family="paragraph" style:parent-style-name="Preformatted_20_Text" style:list-style-name="L70">
      <loext:graphic-properties draw:fill-gradient-name="Gradient_20_1" draw:fill-hatch-name="hatch"/>
      <style:paragraph-properties fo:margin-top="0in" fo:margin-bottom="0.1965in" style:contextual-spacing="false" fo:padding="0.0201in" fo:border="none"/>
    </style:style>
    <style:style style:name="P45" style:family="paragraph" style:parent-style-name="Preformatted_20_Text" style:list-style-name="L77">
      <loext:graphic-properties draw:fill-gradient-name="Gradient_20_1" draw:fill-hatch-name="hatch"/>
      <style:paragraph-properties fo:margin-top="0in" fo:margin-bottom="0.1965in" style:contextual-spacing="false" fo:padding="0.0201in" fo:border="none"/>
    </style:style>
    <style:style style:name="P46" style:family="paragraph" style:parent-style-name="Preformatted_20_Text" style:list-style-name="L77">
      <loext:graphic-properties draw:fill-gradient-name="Gradient_20_1" draw:fill-hatch-name="hatch"/>
      <style:paragraph-properties fo:padding="0.0201in" fo:border="none"/>
    </style:style>
    <style:style style:name="P47" style:family="paragraph" style:parent-style-name="Preformatted_20_Text" style:list-style-name="L78">
      <loext:graphic-properties draw:fill-gradient-name="Gradient_20_1" draw:fill-hatch-name="hatch"/>
      <style:paragraph-properties fo:margin-top="0in" fo:margin-bottom="0.1965in" style:contextual-spacing="false" fo:padding="0.0201in" fo:border="none"/>
    </style:style>
    <style:style style:name="P48" style:family="paragraph" style:parent-style-name="Preformatted_20_Text">
      <loext:graphic-properties draw:fill-gradient-name="Gradient_20_1" draw:fill-hatch-name="hatch"/>
      <style:paragraph-properties fo:padding="0.0201in" fo:border="none"/>
    </style:style>
    <style:style style:name="P49" style:family="paragraph" style:parent-style-name="Standard">
      <loext:graphic-properties draw:fill-gradient-name="Gradient_20_1" draw:fill-hatch-name="hatch"/>
      <style:paragraph-properties fo:padding="0.0201in" fo:border="none"/>
      <style:text-properties loext:padding="0.0201in" loext:border="none"/>
    </style:style>
    <style:style style:name="P50" style:family="paragraph" style:parent-style-name="Standard">
      <loext:graphic-properties draw:fill-gradient-name="Gradient_20_1" draw:fill-hatch-name="hatch"/>
      <style:paragraph-properties fo:margin-top="0in" fo:margin-bottom="0.1965in" style:contextual-spacing="false" fo:padding="0.0201in" fo:border="none"/>
      <style:text-properties loext:padding="0.0201in" loext:border="none"/>
    </style:style>
    <style:style style:name="P51" style:family="paragraph" style:parent-style-name="Text_20_body" style:list-style-name="L1">
      <loext:graphic-properties draw:fill-gradient-name="gradient" draw:fill-hatch-name="hatch"/>
      <style:paragraph-properties fo:margin-top="0in" fo:margin-bottom="0in" style:contextual-spacing="false" fo:padding="0.0201in" fo:border="none"/>
    </style:style>
    <style:style style:name="P52" style:family="paragraph" style:parent-style-name="Text_20_body" style:list-style-name="L1">
      <loext:graphic-properties draw:fill-gradient-name="gradient" draw:fill-hatch-name="hatch"/>
      <style:paragraph-properties fo:padding="0.0201in" fo:border="none"/>
    </style:style>
    <style:style style:name="P53" style:family="paragraph" style:parent-style-name="Text_20_body" style:list-style-name="L2">
      <loext:graphic-properties draw:fill-gradient-name="gradient" draw:fill-hatch-name="hatch"/>
      <style:paragraph-properties fo:margin-top="0in" fo:margin-bottom="0in" style:contextual-spacing="false" fo:padding="0.0201in" fo:border="none"/>
    </style:style>
    <style:style style:name="P54" style:family="paragraph" style:parent-style-name="Text_20_body" style:list-style-name="L2">
      <loext:graphic-properties draw:fill-gradient-name="gradient" draw:fill-hatch-name="hatch"/>
      <style:paragraph-properties fo:padding="0.0201in" fo:border="none"/>
    </style:style>
    <style:style style:name="P55" style:family="paragraph" style:parent-style-name="Text_20_body" style:list-style-name="L2">
      <loext:graphic-properties draw:fill-gradient-name="gradient" draw:fill-hatch-name="hatch"/>
      <style:paragraph-properties fo:margin-top="0in" fo:margin-bottom="0in" style:contextual-spacing="false" fo:padding="0.0201in" fo:border="none"/>
      <style:text-properties loext:padding="0.0201in" loext:border="none"/>
    </style:style>
    <style:style style:name="P56" style:family="paragraph" style:parent-style-name="Text_20_body" style:list-style-name="L3">
      <loext:graphic-properties draw:fill-gradient-name="gradient" draw:fill-hatch-name="hatch"/>
      <style:paragraph-properties fo:padding="0.0201in" fo:border="none"/>
      <style:text-properties loext:padding="0.0201in" loext:border="none"/>
    </style:style>
    <style:style style:name="P57" style:family="paragraph" style:parent-style-name="Text_20_body" style:list-style-name="L4">
      <loext:graphic-properties draw:fill-gradient-name="gradient" draw:fill-hatch-name="hatch"/>
      <style:paragraph-properties fo:margin-top="0in" fo:margin-bottom="0in" style:contextual-spacing="false" fo:padding="0.0201in" fo:border="none"/>
      <style:text-properties loext:padding="0.0201in" loext:border="none"/>
    </style:style>
    <style:style style:name="P58" style:family="paragraph" style:parent-style-name="Text_20_body" style:list-style-name="L4">
      <loext:graphic-properties draw:fill-gradient-name="gradient" draw:fill-hatch-name="hatch"/>
      <style:paragraph-properties fo:padding="0.0201in" fo:border="none"/>
      <style:text-properties loext:padding="0.0201in" loext:border="none"/>
    </style:style>
    <style:style style:name="P59" style:family="paragraph" style:parent-style-name="Text_20_body" style:list-style-name="L5">
      <loext:graphic-properties draw:fill-gradient-name="gradient" draw:fill-hatch-name="hatch"/>
      <style:paragraph-properties fo:margin-top="0in" fo:margin-bottom="0in" style:contextual-spacing="false" fo:padding="0.0201in" fo:border="none"/>
      <style:text-properties loext:padding="0.0201in" loext:border="none"/>
    </style:style>
    <style:style style:name="P60" style:family="paragraph" style:parent-style-name="Text_20_body" style:list-style-name="L5">
      <loext:graphic-properties draw:fill-gradient-name="gradient" draw:fill-hatch-name="hatch"/>
      <style:paragraph-properties fo:padding="0.0201in" fo:border="none"/>
      <style:text-properties loext:padding="0.0201in" loext:border="none"/>
    </style:style>
    <style:style style:name="P61" style:family="paragraph" style:parent-style-name="Text_20_body" style:list-style-name="L8">
      <loext:graphic-properties draw:fill-gradient-name="gradient" draw:fill-hatch-name="hatch"/>
      <style:paragraph-properties fo:margin-top="0in" fo:margin-bottom="0in" style:contextual-spacing="false" fo:padding="0.0201in" fo:border="none"/>
      <style:text-properties loext:padding="0.0201in" loext:border="none"/>
    </style:style>
    <style:style style:name="P62" style:family="paragraph" style:parent-style-name="Text_20_body" style:list-style-name="L8">
      <loext:graphic-properties draw:fill-gradient-name="gradient" draw:fill-hatch-name="hatch"/>
      <style:paragraph-properties fo:padding="0.0201in" fo:border="none"/>
      <style:text-properties loext:padding="0.0201in" loext:border="none"/>
    </style:style>
    <style:style style:name="P63" style:family="paragraph" style:parent-style-name="Text_20_body" style:list-style-name="L10">
      <loext:graphic-properties draw:fill-gradient-name="gradient" draw:fill-hatch-name="hatch"/>
      <style:paragraph-properties fo:margin-top="0in" fo:margin-bottom="0in" style:contextual-spacing="false" fo:padding="0.0201in" fo:border="none"/>
      <style:text-properties loext:padding="0.0201in" loext:border="none"/>
    </style:style>
    <style:style style:name="P64" style:family="paragraph" style:parent-style-name="Text_20_body" style:list-style-name="L10">
      <loext:graphic-properties draw:fill-gradient-name="gradient" draw:fill-hatch-name="hatch"/>
      <style:paragraph-properties fo:padding="0.0201in" fo:border="none"/>
      <style:text-properties loext:padding="0.0201in" loext:border="none"/>
    </style:style>
    <style:style style:name="P65" style:family="paragraph" style:parent-style-name="Text_20_body" style:list-style-name="L11">
      <loext:graphic-properties draw:fill-gradient-name="gradient" draw:fill-hatch-name="hatch"/>
      <style:paragraph-properties fo:margin-top="0in" fo:margin-bottom="0in" style:contextual-spacing="false" fo:padding="0.0201in" fo:border="none"/>
      <style:text-properties loext:padding="0.0201in" loext:border="none"/>
    </style:style>
    <style:style style:name="P66" style:family="paragraph" style:parent-style-name="Text_20_body" style:list-style-name="L14">
      <loext:graphic-properties draw:fill-gradient-name="gradient" draw:fill-hatch-name="hatch"/>
      <style:paragraph-properties fo:margin-top="0in" fo:margin-bottom="0in" style:contextual-spacing="false" fo:padding="0.0201in" fo:border="none"/>
      <style:text-properties loext:padding="0.0201in" loext:border="none"/>
    </style:style>
    <style:style style:name="P67" style:family="paragraph" style:parent-style-name="Text_20_body" style:list-style-name="L14">
      <loext:graphic-properties draw:fill-gradient-name="gradient" draw:fill-hatch-name="hatch"/>
      <style:paragraph-properties fo:padding="0.0201in" fo:border="none"/>
      <style:text-properties loext:padding="0.0201in" loext:border="none"/>
    </style:style>
    <style:style style:name="P68" style:family="paragraph" style:parent-style-name="Text_20_body" style:list-style-name="L15">
      <loext:graphic-properties draw:fill-gradient-name="gradient" draw:fill-hatch-name="hatch"/>
      <style:paragraph-properties fo:margin-top="0in" fo:margin-bottom="0in" style:contextual-spacing="false" fo:padding="0.0201in" fo:border="none"/>
      <style:text-properties loext:padding="0.0201in" loext:border="none"/>
    </style:style>
    <style:style style:name="P69" style:family="paragraph" style:parent-style-name="Text_20_body" style:list-style-name="L15">
      <loext:graphic-properties draw:fill-gradient-name="gradient" draw:fill-hatch-name="hatch"/>
      <style:paragraph-properties fo:padding="0.0201in" fo:border="none"/>
      <style:text-properties loext:padding="0.0201in" loext:border="none"/>
    </style:style>
    <style:style style:name="P70" style:family="paragraph" style:parent-style-name="Text_20_body" style:list-style-name="L19">
      <loext:graphic-properties draw:fill-gradient-name="gradient" draw:fill-hatch-name="hatch"/>
      <style:paragraph-properties fo:margin-top="0in" fo:margin-bottom="0in" style:contextual-spacing="false" fo:padding="0.0201in" fo:border="none"/>
      <style:text-properties loext:padding="0.0201in" loext:border="none"/>
    </style:style>
    <style:style style:name="P71" style:family="paragraph" style:parent-style-name="Text_20_body" style:list-style-name="L19">
      <loext:graphic-properties draw:fill-gradient-name="gradient" draw:fill-hatch-name="hatch"/>
      <style:paragraph-properties fo:padding="0.0201in" fo:border="none"/>
      <style:text-properties loext:padding="0.0201in" loext:border="none"/>
    </style:style>
    <style:style style:name="P72" style:family="paragraph" style:parent-style-name="Text_20_body" style:list-style-name="L20">
      <loext:graphic-properties draw:fill-gradient-name="gradient" draw:fill-hatch-name="hatch"/>
      <style:paragraph-properties fo:margin-top="0in" fo:margin-bottom="0in" style:contextual-spacing="false" fo:padding="0.0201in" fo:border="none"/>
      <style:text-properties loext:padding="0.0201in" loext:border="none"/>
    </style:style>
    <style:style style:name="P73" style:family="paragraph" style:parent-style-name="Text_20_body" style:list-style-name="L20">
      <loext:graphic-properties draw:fill-gradient-name="gradient" draw:fill-hatch-name="hatch"/>
      <style:paragraph-properties fo:padding="0.0201in" fo:border="none"/>
      <style:text-properties loext:padding="0.0201in" loext:border="none"/>
    </style:style>
    <style:style style:name="P74" style:family="paragraph" style:parent-style-name="Text_20_body" style:list-style-name="L22">
      <loext:graphic-properties draw:fill-gradient-name="gradient" draw:fill-hatch-name="hatch"/>
      <style:paragraph-properties fo:padding="0.0201in" fo:border="none"/>
      <style:text-properties loext:padding="0.0201in" loext:border="none"/>
    </style:style>
    <style:style style:name="P75" style:family="paragraph" style:parent-style-name="Text_20_body" style:list-style-name="L23">
      <loext:graphic-properties draw:fill-gradient-name="gradient" draw:fill-hatch-name="hatch"/>
      <style:paragraph-properties fo:padding="0.0201in" fo:border="none"/>
      <style:text-properties loext:padding="0.0201in" loext:border="none"/>
    </style:style>
    <style:style style:name="P76" style:family="paragraph" style:parent-style-name="Text_20_body" style:list-style-name="L25">
      <loext:graphic-properties draw:fill-gradient-name="gradient" draw:fill-hatch-name="hatch"/>
      <style:paragraph-properties fo:margin-top="0in" fo:margin-bottom="0in" style:contextual-spacing="false" fo:padding="0.0201in" fo:border="none"/>
      <style:text-properties loext:padding="0.0201in" loext:border="none"/>
    </style:style>
    <style:style style:name="P77" style:family="paragraph" style:parent-style-name="Text_20_body" style:list-style-name="L26">
      <loext:graphic-properties draw:fill-gradient-name="gradient" draw:fill-hatch-name="hatch"/>
      <style:paragraph-properties fo:padding="0.0201in" fo:border="none"/>
      <style:text-properties loext:padding="0.0201in" loext:border="none"/>
    </style:style>
    <style:style style:name="P78" style:family="paragraph" style:parent-style-name="Text_20_body" style:list-style-name="L27">
      <loext:graphic-properties draw:fill-gradient-name="gradient" draw:fill-hatch-name="hatch"/>
      <style:paragraph-properties fo:padding="0.0201in" fo:border="none"/>
      <style:text-properties loext:padding="0.0201in" loext:border="none"/>
    </style:style>
    <style:style style:name="P79" style:family="paragraph" style:parent-style-name="Text_20_body" style:list-style-name="L28">
      <loext:graphic-properties draw:fill-gradient-name="gradient" draw:fill-hatch-name="hatch"/>
      <style:paragraph-properties fo:margin-top="0in" fo:margin-bottom="0in" style:contextual-spacing="false" fo:padding="0.0201in" fo:border="none"/>
      <style:text-properties loext:padding="0.0201in" loext:border="none"/>
    </style:style>
    <style:style style:name="P80" style:family="paragraph" style:parent-style-name="Text_20_body" style:list-style-name="L28">
      <loext:graphic-properties draw:fill-gradient-name="gradient" draw:fill-hatch-name="hatch"/>
      <style:paragraph-properties fo:padding="0.0201in" fo:border="none"/>
      <style:text-properties loext:padding="0.0201in" loext:border="none"/>
    </style:style>
    <style:style style:name="P81" style:family="paragraph" style:parent-style-name="Text_20_body" style:list-style-name="L29">
      <loext:graphic-properties draw:fill-gradient-name="gradient" draw:fill-hatch-name="hatch"/>
      <style:paragraph-properties fo:margin-top="0in" fo:margin-bottom="0in" style:contextual-spacing="false" fo:padding="0.0201in" fo:border="none"/>
      <style:text-properties loext:padding="0.0201in" loext:border="none"/>
    </style:style>
    <style:style style:name="P82" style:family="paragraph" style:parent-style-name="Text_20_body" style:list-style-name="L30">
      <loext:graphic-properties draw:fill-gradient-name="gradient" draw:fill-hatch-name="hatch"/>
      <style:paragraph-properties fo:padding="0.0201in" fo:border="none"/>
      <style:text-properties loext:padding="0.0201in" loext:border="none"/>
    </style:style>
    <style:style style:name="P83" style:family="paragraph" style:parent-style-name="Text_20_body" style:list-style-name="L31">
      <loext:graphic-properties draw:fill-gradient-name="gradient" draw:fill-hatch-name="hatch"/>
      <style:paragraph-properties fo:margin-top="0in" fo:margin-bottom="0in" style:contextual-spacing="false" fo:padding="0.0201in" fo:border="none"/>
      <style:text-properties loext:padding="0.0201in" loext:border="none"/>
    </style:style>
    <style:style style:name="P84" style:family="paragraph" style:parent-style-name="Text_20_body" style:list-style-name="L32">
      <loext:graphic-properties draw:fill-gradient-name="gradient" draw:fill-hatch-name="hatch"/>
      <style:paragraph-properties fo:padding="0.0201in" fo:border="none"/>
      <style:text-properties loext:padding="0.0201in" loext:border="none"/>
    </style:style>
    <style:style style:name="P85" style:family="paragraph" style:parent-style-name="Text_20_body" style:list-style-name="L33">
      <loext:graphic-properties draw:fill-gradient-name="gradient" draw:fill-hatch-name="hatch"/>
      <style:paragraph-properties fo:margin-top="0in" fo:margin-bottom="0in" style:contextual-spacing="false" fo:padding="0.0201in" fo:border="none"/>
      <style:text-properties loext:padding="0.0201in" loext:border="none"/>
    </style:style>
    <style:style style:name="P86" style:family="paragraph" style:parent-style-name="Text_20_body" style:list-style-name="L33">
      <loext:graphic-properties draw:fill-gradient-name="gradient" draw:fill-hatch-name="hatch"/>
      <style:paragraph-properties fo:padding="0.0201in" fo:border="none"/>
      <style:text-properties loext:padding="0.0201in" loext:border="none"/>
    </style:style>
    <style:style style:name="P87" style:family="paragraph" style:parent-style-name="Text_20_body" style:list-style-name="L34">
      <loext:graphic-properties draw:fill-gradient-name="gradient" draw:fill-hatch-name="hatch"/>
      <style:paragraph-properties fo:margin-top="0in" fo:margin-bottom="0in" style:contextual-spacing="false" fo:padding="0.0201in" fo:border="none"/>
      <style:text-properties loext:padding="0.0201in" loext:border="none"/>
    </style:style>
    <style:style style:name="P88" style:family="paragraph" style:parent-style-name="Text_20_body" style:list-style-name="L34">
      <loext:graphic-properties draw:fill-gradient-name="gradient" draw:fill-hatch-name="hatch"/>
      <style:paragraph-properties fo:padding="0.0201in" fo:border="none"/>
      <style:text-properties loext:padding="0.0201in" loext:border="none"/>
    </style:style>
    <style:style style:name="P89" style:family="paragraph" style:parent-style-name="Text_20_body" style:list-style-name="L35">
      <loext:graphic-properties draw:fill-gradient-name="gradient" draw:fill-hatch-name="hatch"/>
      <style:paragraph-properties fo:padding="0.0201in" fo:border="none"/>
      <style:text-properties loext:padding="0.0201in" loext:border="none"/>
    </style:style>
    <style:style style:name="P90" style:family="paragraph" style:parent-style-name="Text_20_body" style:list-style-name="L36">
      <loext:graphic-properties draw:fill-gradient-name="gradient" draw:fill-hatch-name="hatch"/>
      <style:paragraph-properties fo:margin-top="0in" fo:margin-bottom="0in" style:contextual-spacing="false" fo:padding="0.0201in" fo:border="none"/>
      <style:text-properties loext:padding="0.0201in" loext:border="none"/>
    </style:style>
    <style:style style:name="P91" style:family="paragraph" style:parent-style-name="Text_20_body" style:list-style-name="L36">
      <loext:graphic-properties draw:fill-gradient-name="gradient" draw:fill-hatch-name="hatch"/>
      <style:paragraph-properties fo:padding="0.0201in" fo:border="none"/>
      <style:text-properties loext:padding="0.0201in" loext:border="none"/>
    </style:style>
    <style:style style:name="P92" style:family="paragraph" style:parent-style-name="Text_20_body" style:list-style-name="L37">
      <loext:graphic-properties draw:fill-gradient-name="gradient" draw:fill-hatch-name="hatch"/>
      <style:paragraph-properties fo:margin-top="0in" fo:margin-bottom="0in" style:contextual-spacing="false" fo:padding="0.0201in" fo:border="none"/>
      <style:text-properties loext:padding="0.0201in" loext:border="none"/>
    </style:style>
    <style:style style:name="P93" style:family="paragraph" style:parent-style-name="Text_20_body" style:list-style-name="L37">
      <loext:graphic-properties draw:fill-gradient-name="gradient" draw:fill-hatch-name="hatch"/>
      <style:paragraph-properties fo:padding="0.0201in" fo:border="none"/>
      <style:text-properties loext:padding="0.0201in" loext:border="none"/>
    </style:style>
    <style:style style:name="P94" style:family="paragraph" style:parent-style-name="Text_20_body" style:list-style-name="L40">
      <loext:graphic-properties draw:fill-gradient-name="Gradient_20_1" draw:fill-hatch-name="hatch"/>
      <style:paragraph-properties fo:margin-top="0in" fo:margin-bottom="0in" style:contextual-spacing="false" fo:padding="0.0201in" fo:border="none"/>
      <style:text-properties loext:padding="0.0201in" loext:border="none"/>
    </style:style>
    <style:style style:name="P95" style:family="paragraph" style:parent-style-name="Text_20_body" style:list-style-name="L41">
      <loext:graphic-properties draw:fill-gradient-name="Gradient_20_1" draw:fill-hatch-name="hatch"/>
      <style:paragraph-properties fo:padding="0.0201in" fo:border="none"/>
      <style:text-properties loext:padding="0.0201in" loext:border="none"/>
    </style:style>
    <style:style style:name="P96" style:family="paragraph" style:parent-style-name="Text_20_body" style:list-style-name="L42">
      <loext:graphic-properties draw:fill-gradient-name="Gradient_20_1" draw:fill-hatch-name="hatch"/>
      <style:paragraph-properties fo:margin-top="0in" fo:margin-bottom="0in" style:contextual-spacing="false" fo:padding="0.0201in" fo:border="none"/>
      <style:text-properties loext:padding="0.0201in" loext:border="none"/>
    </style:style>
    <style:style style:name="P97" style:family="paragraph" style:parent-style-name="Text_20_body" style:list-style-name="L42">
      <loext:graphic-properties draw:fill-gradient-name="Gradient_20_1" draw:fill-hatch-name="hatch"/>
      <style:paragraph-properties fo:padding="0.0201in" fo:border="none"/>
      <style:text-properties loext:padding="0.0201in" loext:border="none"/>
    </style:style>
    <style:style style:name="P98" style:family="paragraph" style:parent-style-name="Text_20_body" style:list-style-name="L43">
      <loext:graphic-properties draw:fill-gradient-name="Gradient_20_1" draw:fill-hatch-name="hatch"/>
      <style:paragraph-properties fo:margin-top="0in" fo:margin-bottom="0in" style:contextual-spacing="false" fo:padding="0.0201in" fo:border="none"/>
      <style:text-properties loext:padding="0.0201in" loext:border="none"/>
    </style:style>
    <style:style style:name="P99" style:family="paragraph" style:parent-style-name="Text_20_body" style:list-style-name="L43">
      <loext:graphic-properties draw:fill-gradient-name="Gradient_20_1" draw:fill-hatch-name="hatch"/>
      <style:paragraph-properties fo:padding="0.0201in" fo:border="none"/>
      <style:text-properties loext:padding="0.0201in" loext:border="none"/>
    </style:style>
    <style:style style:name="P100" style:family="paragraph" style:parent-style-name="Text_20_body" style:list-style-name="L46">
      <loext:graphic-properties draw:fill-gradient-name="Gradient_20_1" draw:fill-hatch-name="hatch"/>
      <style:paragraph-properties fo:margin-top="0in" fo:margin-bottom="0in" style:contextual-spacing="false" fo:padding="0.0201in" fo:border="none"/>
      <style:text-properties loext:padding="0.0201in" loext:border="none"/>
    </style:style>
    <style:style style:name="P101" style:family="paragraph" style:parent-style-name="Text_20_body" style:list-style-name="L46">
      <loext:graphic-properties draw:fill-gradient-name="Gradient_20_1" draw:fill-hatch-name="hatch"/>
      <style:paragraph-properties fo:padding="0.0201in" fo:border="none"/>
      <style:text-properties loext:padding="0.0201in" loext:border="none"/>
    </style:style>
    <style:style style:name="P102" style:family="paragraph" style:parent-style-name="Text_20_body">
      <loext:graphic-properties draw:fill-gradient-name="Gradient_20_1" draw:fill-hatch-name="hatch"/>
      <style:paragraph-properties fo:margin-top="0in" fo:margin-bottom="0in" style:contextual-spacing="false" fo:padding="0.0201in" fo:border="none"/>
      <style:text-properties loext:padding="0.0201in" loext:border="none"/>
    </style:style>
    <style:style style:name="P103" style:family="paragraph" style:parent-style-name="Text_20_body" style:list-style-name="L48">
      <loext:graphic-properties draw:fill-gradient-name="Gradient_20_1" draw:fill-hatch-name="hatch"/>
      <style:paragraph-properties fo:margin-top="0in" fo:margin-bottom="0in" style:contextual-spacing="false" fo:padding="0.0201in" fo:border="none"/>
      <style:text-properties loext:padding="0.0201in" loext:border="none"/>
    </style:style>
    <style:style style:name="P104" style:family="paragraph" style:parent-style-name="Text_20_body" style:list-style-name="L48">
      <loext:graphic-properties draw:fill-gradient-name="Gradient_20_1" draw:fill-hatch-name="hatch"/>
      <style:paragraph-properties fo:padding="0.0201in" fo:border="none"/>
      <style:text-properties loext:padding="0.0201in" loext:border="none"/>
    </style:style>
    <style:style style:name="P105" style:family="paragraph" style:parent-style-name="Text_20_body" style:list-style-name="L49">
      <loext:graphic-properties draw:fill-gradient-name="Gradient_20_1" draw:fill-hatch-name="hatch"/>
      <style:paragraph-properties fo:margin-top="0in" fo:margin-bottom="0in" style:contextual-spacing="false" fo:padding="0.0201in" fo:border="none"/>
      <style:text-properties loext:padding="0.0201in" loext:border="none"/>
    </style:style>
    <style:style style:name="P106" style:family="paragraph" style:parent-style-name="Text_20_body" style:list-style-name="L52">
      <loext:graphic-properties draw:fill-gradient-name="Gradient_20_1" draw:fill-hatch-name="hatch"/>
      <style:paragraph-properties fo:margin-top="0in" fo:margin-bottom="0in" style:contextual-spacing="false" fo:padding="0.0201in" fo:border="none"/>
      <style:text-properties loext:padding="0.0201in" loext:border="none"/>
    </style:style>
    <style:style style:name="P107" style:family="paragraph" style:parent-style-name="Text_20_body" style:list-style-name="L52">
      <loext:graphic-properties draw:fill-gradient-name="Gradient_20_1" draw:fill-hatch-name="hatch"/>
      <style:paragraph-properties fo:padding="0.0201in" fo:border="none"/>
      <style:text-properties loext:padding="0.0201in" loext:border="none"/>
    </style:style>
    <style:style style:name="P108" style:family="paragraph" style:parent-style-name="Text_20_body" style:list-style-name="L53">
      <loext:graphic-properties draw:fill-gradient-name="Gradient_20_1" draw:fill-hatch-name="hatch"/>
      <style:paragraph-properties fo:margin-top="0in" fo:margin-bottom="0in" style:contextual-spacing="false" fo:padding="0.0201in" fo:border="none"/>
      <style:text-properties loext:padding="0.0201in" loext:border="none"/>
    </style:style>
    <style:style style:name="P109" style:family="paragraph" style:parent-style-name="Text_20_body" style:list-style-name="L53">
      <loext:graphic-properties draw:fill-gradient-name="Gradient_20_1" draw:fill-hatch-name="hatch"/>
      <style:paragraph-properties fo:padding="0.0201in" fo:border="none"/>
      <style:text-properties loext:padding="0.0201in" loext:border="none"/>
    </style:style>
    <style:style style:name="P110" style:family="paragraph" style:parent-style-name="Text_20_body" style:list-style-name="L57">
      <loext:graphic-properties draw:fill-gradient-name="Gradient_20_1" draw:fill-hatch-name="hatch"/>
      <style:paragraph-properties fo:margin-top="0in" fo:margin-bottom="0in" style:contextual-spacing="false" fo:padding="0.0201in" fo:border="none"/>
      <style:text-properties loext:padding="0.0201in" loext:border="none"/>
    </style:style>
    <style:style style:name="P111" style:family="paragraph" style:parent-style-name="Text_20_body" style:list-style-name="L57">
      <loext:graphic-properties draw:fill-gradient-name="Gradient_20_1" draw:fill-hatch-name="hatch"/>
      <style:paragraph-properties fo:padding="0.0201in" fo:border="none"/>
      <style:text-properties loext:padding="0.0201in" loext:border="none"/>
    </style:style>
    <style:style style:name="P112" style:family="paragraph" style:parent-style-name="Text_20_body" style:list-style-name="L58">
      <loext:graphic-properties draw:fill-gradient-name="Gradient_20_1" draw:fill-hatch-name="hatch"/>
      <style:paragraph-properties fo:margin-top="0in" fo:margin-bottom="0in" style:contextual-spacing="false" fo:padding="0.0201in" fo:border="none"/>
      <style:text-properties loext:padding="0.0201in" loext:border="none"/>
    </style:style>
    <style:style style:name="P113" style:family="paragraph" style:parent-style-name="Text_20_body" style:list-style-name="L58">
      <loext:graphic-properties draw:fill-gradient-name="Gradient_20_1" draw:fill-hatch-name="hatch"/>
      <style:paragraph-properties fo:padding="0.0201in" fo:border="none"/>
      <style:text-properties loext:padding="0.0201in" loext:border="none"/>
    </style:style>
    <style:style style:name="P114" style:family="paragraph" style:parent-style-name="Text_20_body" style:list-style-name="L60">
      <loext:graphic-properties draw:fill-gradient-name="Gradient_20_1" draw:fill-hatch-name="hatch"/>
      <style:paragraph-properties fo:padding="0.0201in" fo:border="none"/>
      <style:text-properties loext:padding="0.0201in" loext:border="none"/>
    </style:style>
    <style:style style:name="P115" style:family="paragraph" style:parent-style-name="Text_20_body" style:list-style-name="L61">
      <loext:graphic-properties draw:fill-gradient-name="Gradient_20_1" draw:fill-hatch-name="hatch"/>
      <style:paragraph-properties fo:padding="0.0201in" fo:border="none"/>
      <style:text-properties loext:padding="0.0201in" loext:border="none"/>
    </style:style>
    <style:style style:name="P116" style:family="paragraph" style:parent-style-name="Text_20_body" style:list-style-name="L63">
      <loext:graphic-properties draw:fill-gradient-name="Gradient_20_1" draw:fill-hatch-name="hatch"/>
      <style:paragraph-properties fo:margin-top="0in" fo:margin-bottom="0in" style:contextual-spacing="false" fo:padding="0.0201in" fo:border="none"/>
      <style:text-properties loext:padding="0.0201in" loext:border="none"/>
    </style:style>
    <style:style style:name="P117" style:family="paragraph" style:parent-style-name="Text_20_body" style:list-style-name="L64">
      <loext:graphic-properties draw:fill-gradient-name="Gradient_20_1" draw:fill-hatch-name="hatch"/>
      <style:paragraph-properties fo:padding="0.0201in" fo:border="none"/>
      <style:text-properties loext:padding="0.0201in" loext:border="none"/>
    </style:style>
    <style:style style:name="P118" style:family="paragraph" style:parent-style-name="Text_20_body" style:list-style-name="L65">
      <loext:graphic-properties draw:fill-gradient-name="Gradient_20_1" draw:fill-hatch-name="hatch"/>
      <style:paragraph-properties fo:padding="0.0201in" fo:border="none"/>
      <style:text-properties loext:padding="0.0201in" loext:border="none"/>
    </style:style>
    <style:style style:name="P119" style:family="paragraph" style:parent-style-name="Text_20_body" style:list-style-name="L66">
      <loext:graphic-properties draw:fill-gradient-name="Gradient_20_1" draw:fill-hatch-name="hatch"/>
      <style:paragraph-properties fo:margin-top="0in" fo:margin-bottom="0in" style:contextual-spacing="false" fo:padding="0.0201in" fo:border="none"/>
      <style:text-properties loext:padding="0.0201in" loext:border="none"/>
    </style:style>
    <style:style style:name="P120" style:family="paragraph" style:parent-style-name="Text_20_body" style:list-style-name="L66">
      <loext:graphic-properties draw:fill-gradient-name="Gradient_20_1" draw:fill-hatch-name="hatch"/>
      <style:paragraph-properties fo:padding="0.0201in" fo:border="none"/>
      <style:text-properties loext:padding="0.0201in" loext:border="none"/>
    </style:style>
    <style:style style:name="P121" style:family="paragraph" style:parent-style-name="Text_20_body" style:list-style-name="L67">
      <loext:graphic-properties draw:fill-gradient-name="Gradient_20_1" draw:fill-hatch-name="hatch"/>
      <style:paragraph-properties fo:margin-top="0in" fo:margin-bottom="0in" style:contextual-spacing="false" fo:padding="0.0201in" fo:border="none"/>
      <style:text-properties loext:padding="0.0201in" loext:border="none"/>
    </style:style>
    <style:style style:name="P122" style:family="paragraph" style:parent-style-name="Text_20_body" style:list-style-name="L68">
      <loext:graphic-properties draw:fill-gradient-name="Gradient_20_1" draw:fill-hatch-name="hatch"/>
      <style:paragraph-properties fo:padding="0.0201in" fo:border="none"/>
      <style:text-properties loext:padding="0.0201in" loext:border="none"/>
    </style:style>
    <style:style style:name="P123" style:family="paragraph" style:parent-style-name="Text_20_body" style:list-style-name="L69">
      <loext:graphic-properties draw:fill-gradient-name="Gradient_20_1" draw:fill-hatch-name="hatch"/>
      <style:paragraph-properties fo:margin-top="0in" fo:margin-bottom="0in" style:contextual-spacing="false" fo:padding="0.0201in" fo:border="none"/>
      <style:text-properties loext:padding="0.0201in" loext:border="none"/>
    </style:style>
    <style:style style:name="P124" style:family="paragraph" style:parent-style-name="Text_20_body" style:list-style-name="L70">
      <loext:graphic-properties draw:fill-gradient-name="Gradient_20_1" draw:fill-hatch-name="hatch"/>
      <style:paragraph-properties fo:padding="0.0201in" fo:border="none"/>
      <style:text-properties loext:padding="0.0201in" loext:border="none"/>
    </style:style>
    <style:style style:name="P125" style:family="paragraph" style:parent-style-name="Text_20_body" style:list-style-name="L71">
      <loext:graphic-properties draw:fill-gradient-name="Gradient_20_1" draw:fill-hatch-name="hatch"/>
      <style:paragraph-properties fo:margin-top="0in" fo:margin-bottom="0in" style:contextual-spacing="false" fo:padding="0.0201in" fo:border="none"/>
      <style:text-properties loext:padding="0.0201in" loext:border="none"/>
    </style:style>
    <style:style style:name="P126" style:family="paragraph" style:parent-style-name="Text_20_body" style:list-style-name="L71">
      <loext:graphic-properties draw:fill-gradient-name="Gradient_20_1" draw:fill-hatch-name="hatch"/>
      <style:paragraph-properties fo:padding="0.0201in" fo:border="none"/>
      <style:text-properties loext:padding="0.0201in" loext:border="none"/>
    </style:style>
    <style:style style:name="P127" style:family="paragraph" style:parent-style-name="Text_20_body" style:list-style-name="L72">
      <loext:graphic-properties draw:fill-gradient-name="Gradient_20_1" draw:fill-hatch-name="hatch"/>
      <style:paragraph-properties fo:margin-top="0in" fo:margin-bottom="0in" style:contextual-spacing="false" fo:padding="0.0201in" fo:border="none"/>
      <style:text-properties loext:padding="0.0201in" loext:border="none"/>
    </style:style>
    <style:style style:name="P128" style:family="paragraph" style:parent-style-name="Text_20_body" style:list-style-name="L72">
      <loext:graphic-properties draw:fill-gradient-name="Gradient_20_1" draw:fill-hatch-name="hatch"/>
      <style:paragraph-properties fo:padding="0.0201in" fo:border="none"/>
      <style:text-properties loext:padding="0.0201in" loext:border="none"/>
    </style:style>
    <style:style style:name="P129" style:family="paragraph" style:parent-style-name="Text_20_body" style:list-style-name="L73">
      <loext:graphic-properties draw:fill-gradient-name="Gradient_20_1" draw:fill-hatch-name="hatch"/>
      <style:paragraph-properties fo:padding="0.0201in" fo:border="none"/>
      <style:text-properties loext:padding="0.0201in" loext:border="none"/>
    </style:style>
    <style:style style:name="P130" style:family="paragraph" style:parent-style-name="Text_20_body" style:list-style-name="L74">
      <loext:graphic-properties draw:fill-gradient-name="Gradient_20_1" draw:fill-hatch-name="hatch"/>
      <style:paragraph-properties fo:margin-top="0in" fo:margin-bottom="0in" style:contextual-spacing="false" fo:padding="0.0201in" fo:border="none"/>
      <style:text-properties loext:padding="0.0201in" loext:border="none"/>
    </style:style>
    <style:style style:name="P131" style:family="paragraph" style:parent-style-name="Text_20_body" style:list-style-name="L74">
      <loext:graphic-properties draw:fill-gradient-name="Gradient_20_1" draw:fill-hatch-name="hatch"/>
      <style:paragraph-properties fo:padding="0.0201in" fo:border="none"/>
      <style:text-properties loext:padding="0.0201in" loext:border="none"/>
    </style:style>
    <style:style style:name="P132" style:family="paragraph" style:parent-style-name="Text_20_body" style:list-style-name="L75">
      <loext:graphic-properties draw:fill-gradient-name="Gradient_20_1" draw:fill-hatch-name="hatch"/>
      <style:paragraph-properties fo:margin-top="0in" fo:margin-bottom="0in" style:contextual-spacing="false" fo:padding="0.0201in" fo:border="none"/>
      <style:text-properties loext:padding="0.0201in" loext:border="none"/>
    </style:style>
    <style:style style:name="P133" style:family="paragraph" style:parent-style-name="Text_20_body" style:list-style-name="L75">
      <loext:graphic-properties draw:fill-gradient-name="Gradient_20_1" draw:fill-hatch-name="hatch"/>
      <style:paragraph-properties fo:padding="0.0201in" fo:border="none"/>
      <style:text-properties loext:padding="0.0201in" loext:border="none"/>
    </style:style>
    <style:style style:name="P134" style:family="paragraph" style:parent-style-name="Text_20_body" style:list-style-name="L78">
      <loext:graphic-properties draw:fill-gradient-name="Gradient_20_1" draw:fill-hatch-name="hatch"/>
      <style:paragraph-properties fo:padding="0.0201in" fo:border="none"/>
      <style:text-properties loext:padding="0.0201in" loext:border="none"/>
    </style:style>
    <style:style style:name="P135" style:family="paragraph" style:parent-style-name="Text_20_body">
      <loext:graphic-properties draw:fill-gradient-name="Gradient_20_1" draw:fill-hatch-name="hatch"/>
      <style:paragraph-properties fo:padding="0.0201in" fo:border="none"/>
      <style:text-properties loext:padding="0.0201in" loext:border="none"/>
    </style:style>
    <style:style style:name="P136" style:family="paragraph" style:parent-style-name="Text_20_body" style:list-style-name="L4">
      <loext:graphic-properties draw:fill-gradient-name="gradient" draw:fill-hatch-name="hatch"/>
      <style:paragraph-properties fo:margin-top="0in" fo:margin-bottom="0in" style:contextual-spacing="false" fo:padding="0.0201in" fo:border="none"/>
    </style:style>
    <style:style style:name="P137" style:family="paragraph" style:parent-style-name="Text_20_body" style:list-style-name="L5">
      <loext:graphic-properties draw:fill-gradient-name="gradient" draw:fill-hatch-name="hatch"/>
      <style:paragraph-properties fo:margin-top="0in" fo:margin-bottom="0in" style:contextual-spacing="false" fo:padding="0.0201in" fo:border="none"/>
    </style:style>
    <style:style style:name="P138" style:family="paragraph" style:parent-style-name="Text_20_body" style:list-style-name="L6">
      <loext:graphic-properties draw:fill-gradient-name="gradient" draw:fill-hatch-name="hatch"/>
      <style:paragraph-properties fo:margin-top="0in" fo:margin-bottom="0in" style:contextual-spacing="false" fo:padding="0.0201in" fo:border="none"/>
    </style:style>
    <style:style style:name="P139" style:family="paragraph" style:parent-style-name="Text_20_body" style:list-style-name="L6">
      <loext:graphic-properties draw:fill-gradient-name="gradient" draw:fill-hatch-name="hatch"/>
      <style:paragraph-properties fo:padding="0.0201in" fo:border="none"/>
    </style:style>
    <style:style style:name="P140" style:family="paragraph" style:parent-style-name="Text_20_body" style:list-style-name="L7">
      <loext:graphic-properties draw:fill-gradient-name="gradient" draw:fill-hatch-name="hatch"/>
      <style:paragraph-properties fo:margin-top="0in" fo:margin-bottom="0in" style:contextual-spacing="false" fo:padding="0.0201in" fo:border="none"/>
    </style:style>
    <style:style style:name="P141" style:family="paragraph" style:parent-style-name="Text_20_body" style:list-style-name="L7">
      <loext:graphic-properties draw:fill-gradient-name="gradient" draw:fill-hatch-name="hatch"/>
      <style:paragraph-properties fo:padding="0.0201in" fo:border="none"/>
    </style:style>
    <style:style style:name="P142" style:family="paragraph" style:parent-style-name="Text_20_body" style:list-style-name="L9">
      <loext:graphic-properties draw:fill-gradient-name="gradient" draw:fill-hatch-name="hatch"/>
      <style:paragraph-properties fo:margin-top="0in" fo:margin-bottom="0in" style:contextual-spacing="false" fo:padding="0.0201in" fo:border="none"/>
    </style:style>
    <style:style style:name="P143" style:family="paragraph" style:parent-style-name="Text_20_body" style:list-style-name="L9">
      <loext:graphic-properties draw:fill-gradient-name="gradient" draw:fill-hatch-name="hatch"/>
      <style:paragraph-properties fo:padding="0.0201in" fo:border="none"/>
    </style:style>
    <style:style style:name="P144" style:family="paragraph" style:parent-style-name="Text_20_body" style:list-style-name="L10">
      <loext:graphic-properties draw:fill-gradient-name="gradient" draw:fill-hatch-name="hatch"/>
      <style:paragraph-properties fo:margin-top="0in" fo:margin-bottom="0in" style:contextual-spacing="false" fo:padding="0.0201in" fo:border="none"/>
    </style:style>
    <style:style style:name="P145" style:family="paragraph" style:parent-style-name="Text_20_body" style:list-style-name="L11">
      <loext:graphic-properties draw:fill-gradient-name="gradient" draw:fill-hatch-name="hatch"/>
      <style:paragraph-properties fo:margin-top="0in" fo:margin-bottom="0in" style:contextual-spacing="false" fo:padding="0.0201in" fo:border="none"/>
    </style:style>
    <style:style style:name="P146" style:family="paragraph" style:parent-style-name="Text_20_body" style:list-style-name="L11">
      <loext:graphic-properties draw:fill-gradient-name="gradient" draw:fill-hatch-name="hatch"/>
      <style:paragraph-properties fo:padding="0.0201in" fo:border="none"/>
    </style:style>
    <style:style style:name="P147" style:family="paragraph" style:parent-style-name="Text_20_body" style:list-style-name="L12">
      <loext:graphic-properties draw:fill-gradient-name="gradient" draw:fill-hatch-name="hatch"/>
      <style:paragraph-properties fo:margin-top="0in" fo:margin-bottom="0in" style:contextual-spacing="false" fo:padding="0.0201in" fo:border="none"/>
    </style:style>
    <style:style style:name="P148" style:family="paragraph" style:parent-style-name="Text_20_body" style:list-style-name="L12">
      <loext:graphic-properties draw:fill-gradient-name="gradient" draw:fill-hatch-name="hatch"/>
      <style:paragraph-properties fo:padding="0.0201in" fo:border="none"/>
    </style:style>
    <style:style style:name="P149" style:family="paragraph" style:parent-style-name="Text_20_body" style:list-style-name="L13">
      <loext:graphic-properties draw:fill-gradient-name="gradient" draw:fill-hatch-name="hatch"/>
      <style:paragraph-properties fo:margin-top="0in" fo:margin-bottom="0in" style:contextual-spacing="false" fo:padding="0.0201in" fo:border="none"/>
    </style:style>
    <style:style style:name="P150" style:family="paragraph" style:parent-style-name="Text_20_body" style:list-style-name="L13">
      <loext:graphic-properties draw:fill-gradient-name="gradient" draw:fill-hatch-name="hatch"/>
      <style:paragraph-properties fo:padding="0.0201in" fo:border="none"/>
    </style:style>
    <style:style style:name="P151" style:family="paragraph" style:parent-style-name="Text_20_body" style:list-style-name="L16">
      <loext:graphic-properties draw:fill-gradient-name="gradient" draw:fill-hatch-name="hatch"/>
      <style:paragraph-properties fo:margin-top="0in" fo:margin-bottom="0in" style:contextual-spacing="false" fo:padding="0.0201in" fo:border="none"/>
    </style:style>
    <style:style style:name="P152" style:family="paragraph" style:parent-style-name="Text_20_body" style:list-style-name="L16">
      <loext:graphic-properties draw:fill-gradient-name="gradient" draw:fill-hatch-name="hatch"/>
      <style:paragraph-properties fo:padding="0.0201in" fo:border="none"/>
    </style:style>
    <style:style style:name="P153" style:family="paragraph" style:parent-style-name="Text_20_body" style:list-style-name="L17">
      <loext:graphic-properties draw:fill-gradient-name="gradient" draw:fill-hatch-name="hatch"/>
      <style:paragraph-properties fo:margin-top="0in" fo:margin-bottom="0in" style:contextual-spacing="false" fo:padding="0.0201in" fo:border="none"/>
    </style:style>
    <style:style style:name="P154" style:family="paragraph" style:parent-style-name="Text_20_body" style:list-style-name="L17">
      <loext:graphic-properties draw:fill-gradient-name="gradient" draw:fill-hatch-name="hatch"/>
      <style:paragraph-properties fo:padding="0.0201in" fo:border="none"/>
    </style:style>
    <style:style style:name="P155" style:family="paragraph" style:parent-style-name="Text_20_body" style:list-style-name="L18">
      <loext:graphic-properties draw:fill-gradient-name="gradient" draw:fill-hatch-name="hatch"/>
      <style:paragraph-properties fo:margin-top="0in" fo:margin-bottom="0in" style:contextual-spacing="false" fo:padding="0.0201in" fo:border="none"/>
    </style:style>
    <style:style style:name="P156" style:family="paragraph" style:parent-style-name="Text_20_body" style:list-style-name="L18">
      <loext:graphic-properties draw:fill-gradient-name="gradient" draw:fill-hatch-name="hatch"/>
      <style:paragraph-properties fo:padding="0.0201in" fo:border="none"/>
    </style:style>
    <style:style style:name="P157" style:family="paragraph" style:parent-style-name="Text_20_body" style:list-style-name="L19">
      <loext:graphic-properties draw:fill-gradient-name="gradient" draw:fill-hatch-name="hatch"/>
      <style:paragraph-properties fo:margin-top="0in" fo:margin-bottom="0in" style:contextual-spacing="false" fo:padding="0.0201in" fo:border="none"/>
    </style:style>
    <style:style style:name="P158" style:family="paragraph" style:parent-style-name="Text_20_body" style:list-style-name="L21">
      <loext:graphic-properties draw:fill-gradient-name="gradient" draw:fill-hatch-name="hatch"/>
      <style:paragraph-properties fo:padding="0.0201in" fo:border="none"/>
    </style:style>
    <style:style style:name="P159" style:family="paragraph" style:parent-style-name="Text_20_body" style:list-style-name="L22">
      <loext:graphic-properties draw:fill-gradient-name="gradient" draw:fill-hatch-name="hatch"/>
      <style:paragraph-properties fo:padding="0.0201in" fo:border="none"/>
    </style:style>
    <style:style style:name="P160" style:family="paragraph" style:parent-style-name="Text_20_body" style:list-style-name="L23">
      <loext:graphic-properties draw:fill-gradient-name="gradient" draw:fill-hatch-name="hatch"/>
      <style:paragraph-properties fo:margin-top="0in" fo:margin-bottom="0in" style:contextual-spacing="false" fo:padding="0.0201in" fo:border="none"/>
    </style:style>
    <style:style style:name="P161" style:family="paragraph" style:parent-style-name="Text_20_body" style:list-style-name="L24">
      <loext:graphic-properties draw:fill-gradient-name="gradient" draw:fill-hatch-name="hatch"/>
      <style:paragraph-properties fo:margin-top="0in" fo:margin-bottom="0in" style:contextual-spacing="false" fo:padding="0.0201in" fo:border="none"/>
    </style:style>
    <style:style style:name="P162" style:family="paragraph" style:parent-style-name="Text_20_body" style:list-style-name="L24">
      <loext:graphic-properties draw:fill-gradient-name="gradient" draw:fill-hatch-name="hatch"/>
      <style:paragraph-properties fo:padding="0.0201in" fo:border="none"/>
    </style:style>
    <style:style style:name="P163" style:family="paragraph" style:parent-style-name="Text_20_body" style:list-style-name="L25">
      <loext:graphic-properties draw:fill-gradient-name="gradient" draw:fill-hatch-name="hatch"/>
      <style:paragraph-properties fo:padding="0.0201in" fo:border="none"/>
    </style:style>
    <style:style style:name="P164" style:family="paragraph" style:parent-style-name="Text_20_body" style:list-style-name="L29">
      <loext:graphic-properties draw:fill-gradient-name="gradient" draw:fill-hatch-name="hatch"/>
      <style:paragraph-properties fo:padding="0.0201in" fo:border="none"/>
    </style:style>
    <style:style style:name="P165" style:family="paragraph" style:parent-style-name="Text_20_body" style:list-style-name="L31">
      <loext:graphic-properties draw:fill-gradient-name="gradient" draw:fill-hatch-name="hatch"/>
      <style:paragraph-properties fo:padding="0.0201in" fo:border="none"/>
    </style:style>
    <style:style style:name="P166" style:family="paragraph" style:parent-style-name="Text_20_body" style:list-style-name="L38">
      <loext:graphic-properties draw:fill-gradient-name="gradient" draw:fill-hatch-name="hatch"/>
      <style:paragraph-properties fo:padding="0.0201in" fo:border="none"/>
    </style:style>
    <style:style style:name="P167" style:family="paragraph" style:parent-style-name="Text_20_body" style:list-style-name="L39">
      <loext:graphic-properties draw:fill-gradient-name="Gradient_20_1" draw:fill-hatch-name="hatch"/>
      <style:paragraph-properties fo:margin-top="0in" fo:margin-bottom="0in" style:contextual-spacing="false" fo:padding="0.0201in" fo:border="none"/>
    </style:style>
    <style:style style:name="P168" style:family="paragraph" style:parent-style-name="Text_20_body" style:list-style-name="L39">
      <loext:graphic-properties draw:fill-gradient-name="Gradient_20_1" draw:fill-hatch-name="hatch"/>
      <style:paragraph-properties fo:padding="0.0201in" fo:border="none"/>
    </style:style>
    <style:style style:name="P169" style:family="paragraph" style:parent-style-name="Text_20_body" style:list-style-name="L40">
      <loext:graphic-properties draw:fill-gradient-name="Gradient_20_1" draw:fill-hatch-name="hatch"/>
      <style:paragraph-properties fo:margin-top="0in" fo:margin-bottom="0in" style:contextual-spacing="false" fo:padding="0.0201in" fo:border="none"/>
    </style:style>
    <style:style style:name="P170" style:family="paragraph" style:parent-style-name="Text_20_body" style:list-style-name="L40">
      <loext:graphic-properties draw:fill-gradient-name="Gradient_20_1" draw:fill-hatch-name="hatch"/>
      <style:paragraph-properties fo:padding="0.0201in" fo:border="none"/>
    </style:style>
    <style:style style:name="P171" style:family="paragraph" style:parent-style-name="Text_20_body" style:list-style-name="L42">
      <loext:graphic-properties draw:fill-gradient-name="Gradient_20_1" draw:fill-hatch-name="hatch"/>
      <style:paragraph-properties fo:margin-top="0in" fo:margin-bottom="0in" style:contextual-spacing="false" fo:padding="0.0201in" fo:border="none"/>
    </style:style>
    <style:style style:name="P172" style:family="paragraph" style:parent-style-name="Text_20_body" style:list-style-name="L43">
      <loext:graphic-properties draw:fill-gradient-name="Gradient_20_1" draw:fill-hatch-name="hatch"/>
      <style:paragraph-properties fo:margin-top="0in" fo:margin-bottom="0in" style:contextual-spacing="false" fo:padding="0.0201in" fo:border="none"/>
    </style:style>
    <style:style style:name="P173" style:family="paragraph" style:parent-style-name="Text_20_body" style:list-style-name="L44">
      <loext:graphic-properties draw:fill-gradient-name="Gradient_20_1" draw:fill-hatch-name="hatch"/>
      <style:paragraph-properties fo:margin-top="0in" fo:margin-bottom="0in" style:contextual-spacing="false" fo:padding="0.0201in" fo:border="none"/>
    </style:style>
    <style:style style:name="P174" style:family="paragraph" style:parent-style-name="Text_20_body" style:list-style-name="L44">
      <loext:graphic-properties draw:fill-gradient-name="Gradient_20_1" draw:fill-hatch-name="hatch"/>
      <style:paragraph-properties fo:padding="0.0201in" fo:border="none"/>
    </style:style>
    <style:style style:name="P175" style:family="paragraph" style:parent-style-name="Text_20_body" style:list-style-name="L45">
      <loext:graphic-properties draw:fill-gradient-name="Gradient_20_1" draw:fill-hatch-name="hatch"/>
      <style:paragraph-properties fo:margin-top="0in" fo:margin-bottom="0in" style:contextual-spacing="false" fo:padding="0.0201in" fo:border="none"/>
    </style:style>
    <style:style style:name="P176" style:family="paragraph" style:parent-style-name="Text_20_body" style:list-style-name="L45">
      <loext:graphic-properties draw:fill-gradient-name="Gradient_20_1" draw:fill-hatch-name="hatch"/>
      <style:paragraph-properties fo:padding="0.0201in" fo:border="none"/>
    </style:style>
    <style:style style:name="P177" style:family="paragraph" style:parent-style-name="Text_20_body" style:list-style-name="L47">
      <loext:graphic-properties draw:fill-gradient-name="Gradient_20_1" draw:fill-hatch-name="hatch"/>
      <style:paragraph-properties fo:margin-top="0in" fo:margin-bottom="0in" style:contextual-spacing="false" fo:padding="0.0201in" fo:border="none"/>
    </style:style>
    <style:style style:name="P178" style:family="paragraph" style:parent-style-name="Text_20_body" style:list-style-name="L47">
      <loext:graphic-properties draw:fill-gradient-name="Gradient_20_1" draw:fill-hatch-name="hatch"/>
      <style:paragraph-properties fo:padding="0.0201in" fo:border="none"/>
    </style:style>
    <style:style style:name="P179" style:family="paragraph" style:parent-style-name="Text_20_body" style:list-style-name="L48">
      <loext:graphic-properties draw:fill-gradient-name="Gradient_20_1" draw:fill-hatch-name="hatch"/>
      <style:paragraph-properties fo:margin-top="0in" fo:margin-bottom="0in" style:contextual-spacing="false" fo:padding="0.0201in" fo:border="none"/>
    </style:style>
    <style:style style:name="P180" style:family="paragraph" style:parent-style-name="Text_20_body" style:list-style-name="L49">
      <loext:graphic-properties draw:fill-gradient-name="Gradient_20_1" draw:fill-hatch-name="hatch"/>
      <style:paragraph-properties fo:margin-top="0in" fo:margin-bottom="0in" style:contextual-spacing="false" fo:padding="0.0201in" fo:border="none"/>
    </style:style>
    <style:style style:name="P181" style:family="paragraph" style:parent-style-name="Text_20_body" style:list-style-name="L49">
      <loext:graphic-properties draw:fill-gradient-name="Gradient_20_1" draw:fill-hatch-name="hatch"/>
      <style:paragraph-properties fo:padding="0.0201in" fo:border="none"/>
    </style:style>
    <style:style style:name="P182" style:family="paragraph" style:parent-style-name="Text_20_body" style:list-style-name="L50">
      <loext:graphic-properties draw:fill-gradient-name="Gradient_20_1" draw:fill-hatch-name="hatch"/>
      <style:paragraph-properties fo:margin-top="0in" fo:margin-bottom="0in" style:contextual-spacing="false" fo:padding="0.0201in" fo:border="none"/>
    </style:style>
    <style:style style:name="P183" style:family="paragraph" style:parent-style-name="Text_20_body" style:list-style-name="L50">
      <loext:graphic-properties draw:fill-gradient-name="Gradient_20_1" draw:fill-hatch-name="hatch"/>
      <style:paragraph-properties fo:padding="0.0201in" fo:border="none"/>
    </style:style>
    <style:style style:name="P184" style:family="paragraph" style:parent-style-name="Text_20_body" style:list-style-name="L51">
      <loext:graphic-properties draw:fill-gradient-name="Gradient_20_1" draw:fill-hatch-name="hatch"/>
      <style:paragraph-properties fo:margin-top="0in" fo:margin-bottom="0in" style:contextual-spacing="false" fo:padding="0.0201in" fo:border="none"/>
    </style:style>
    <style:style style:name="P185" style:family="paragraph" style:parent-style-name="Text_20_body" style:list-style-name="L51">
      <loext:graphic-properties draw:fill-gradient-name="Gradient_20_1" draw:fill-hatch-name="hatch"/>
      <style:paragraph-properties fo:padding="0.0201in" fo:border="none"/>
    </style:style>
    <style:style style:name="P186" style:family="paragraph" style:parent-style-name="Text_20_body" style:list-style-name="L54">
      <loext:graphic-properties draw:fill-gradient-name="Gradient_20_1" draw:fill-hatch-name="hatch"/>
      <style:paragraph-properties fo:margin-top="0in" fo:margin-bottom="0in" style:contextual-spacing="false" fo:padding="0.0201in" fo:border="none"/>
    </style:style>
    <style:style style:name="P187" style:family="paragraph" style:parent-style-name="Text_20_body" style:list-style-name="L54">
      <loext:graphic-properties draw:fill-gradient-name="Gradient_20_1" draw:fill-hatch-name="hatch"/>
      <style:paragraph-properties fo:padding="0.0201in" fo:border="none"/>
    </style:style>
    <style:style style:name="P188" style:family="paragraph" style:parent-style-name="Text_20_body" style:list-style-name="L55">
      <loext:graphic-properties draw:fill-gradient-name="Gradient_20_1" draw:fill-hatch-name="hatch"/>
      <style:paragraph-properties fo:margin-top="0in" fo:margin-bottom="0in" style:contextual-spacing="false" fo:padding="0.0201in" fo:border="none"/>
    </style:style>
    <style:style style:name="P189" style:family="paragraph" style:parent-style-name="Text_20_body" style:list-style-name="L55">
      <loext:graphic-properties draw:fill-gradient-name="Gradient_20_1" draw:fill-hatch-name="hatch"/>
      <style:paragraph-properties fo:padding="0.0201in" fo:border="none"/>
    </style:style>
    <style:style style:name="P190" style:family="paragraph" style:parent-style-name="Text_20_body" style:list-style-name="L56">
      <loext:graphic-properties draw:fill-gradient-name="Gradient_20_1" draw:fill-hatch-name="hatch"/>
      <style:paragraph-properties fo:margin-top="0in" fo:margin-bottom="0in" style:contextual-spacing="false" fo:padding="0.0201in" fo:border="none"/>
    </style:style>
    <style:style style:name="P191" style:family="paragraph" style:parent-style-name="Text_20_body" style:list-style-name="L56">
      <loext:graphic-properties draw:fill-gradient-name="Gradient_20_1" draw:fill-hatch-name="hatch"/>
      <style:paragraph-properties fo:padding="0.0201in" fo:border="none"/>
    </style:style>
    <style:style style:name="P192" style:family="paragraph" style:parent-style-name="Text_20_body" style:list-style-name="L57">
      <loext:graphic-properties draw:fill-gradient-name="Gradient_20_1" draw:fill-hatch-name="hatch"/>
      <style:paragraph-properties fo:margin-top="0in" fo:margin-bottom="0in" style:contextual-spacing="false" fo:padding="0.0201in" fo:border="none"/>
    </style:style>
    <style:style style:name="P193" style:family="paragraph" style:parent-style-name="Text_20_body" style:list-style-name="L59">
      <loext:graphic-properties draw:fill-gradient-name="Gradient_20_1" draw:fill-hatch-name="hatch"/>
      <style:paragraph-properties fo:padding="0.0201in" fo:border="none"/>
    </style:style>
    <style:style style:name="P194" style:family="paragraph" style:parent-style-name="Text_20_body" style:list-style-name="L60">
      <loext:graphic-properties draw:fill-gradient-name="Gradient_20_1" draw:fill-hatch-name="hatch"/>
      <style:paragraph-properties fo:padding="0.0201in" fo:border="none"/>
    </style:style>
    <style:style style:name="P195" style:family="paragraph" style:parent-style-name="Text_20_body" style:list-style-name="L61">
      <loext:graphic-properties draw:fill-gradient-name="Gradient_20_1" draw:fill-hatch-name="hatch"/>
      <style:paragraph-properties fo:margin-top="0in" fo:margin-bottom="0in" style:contextual-spacing="false" fo:padding="0.0201in" fo:border="none"/>
    </style:style>
    <style:style style:name="P196" style:family="paragraph" style:parent-style-name="Text_20_body" style:list-style-name="L62">
      <loext:graphic-properties draw:fill-gradient-name="Gradient_20_1" draw:fill-hatch-name="hatch"/>
      <style:paragraph-properties fo:margin-top="0in" fo:margin-bottom="0in" style:contextual-spacing="false" fo:padding="0.0201in" fo:border="none"/>
    </style:style>
    <style:style style:name="P197" style:family="paragraph" style:parent-style-name="Text_20_body" style:list-style-name="L62">
      <loext:graphic-properties draw:fill-gradient-name="Gradient_20_1" draw:fill-hatch-name="hatch"/>
      <style:paragraph-properties fo:padding="0.0201in" fo:border="none"/>
    </style:style>
    <style:style style:name="P198" style:family="paragraph" style:parent-style-name="Text_20_body" style:list-style-name="L63">
      <loext:graphic-properties draw:fill-gradient-name="Gradient_20_1" draw:fill-hatch-name="hatch"/>
      <style:paragraph-properties fo:padding="0.0201in" fo:border="none"/>
    </style:style>
    <style:style style:name="P199" style:family="paragraph" style:parent-style-name="Text_20_body" style:list-style-name="L67">
      <loext:graphic-properties draw:fill-gradient-name="Gradient_20_1" draw:fill-hatch-name="hatch"/>
      <style:paragraph-properties fo:padding="0.0201in" fo:border="none"/>
    </style:style>
    <style:style style:name="P200" style:family="paragraph" style:parent-style-name="Text_20_body" style:list-style-name="L69">
      <loext:graphic-properties draw:fill-gradient-name="Gradient_20_1" draw:fill-hatch-name="hatch"/>
      <style:paragraph-properties fo:padding="0.0201in" fo:border="none"/>
    </style:style>
    <style:style style:name="P201" style:family="paragraph" style:parent-style-name="Text_20_body" style:list-style-name="L76">
      <loext:graphic-properties draw:fill-gradient-name="Gradient_20_1" draw:fill-hatch-name="hatch"/>
      <style:paragraph-properties fo:padding="0.0201in" fo:border="none"/>
    </style:style>
    <style:style style:name="P202" style:family="paragraph" style:parent-style-name="Text_20_body" style:list-style-name="L77">
      <loext:graphic-properties draw:fill-gradient-name="Gradient_20_1" draw:fill-hatch-name="hatch"/>
      <style:paragraph-properties fo:padding="0.0201in" fo:border="none"/>
    </style:style>
    <style:style style:name="P203" style:family="paragraph" style:parent-style-name="Text_20_body" style:list-style-name="L78">
      <loext:graphic-properties draw:fill-gradient-name="Gradient_20_1" draw:fill-hatch-name="hatch"/>
      <style:paragraph-properties fo:padding="0.0201in" fo:border="none"/>
    </style:style>
    <style:style style:name="P204" style:family="paragraph" style:parent-style-name="Text_20_body" style:list-style-name="L79">
      <loext:graphic-properties draw:fill-gradient-name="Gradient_20_1" draw:fill-hatch-name="hatch"/>
      <style:paragraph-properties fo:margin-top="0in" fo:margin-bottom="0in" style:contextual-spacing="false" fo:padding="0.0201in" fo:border="none"/>
    </style:style>
    <style:style style:name="P205" style:family="paragraph" style:parent-style-name="Text_20_body" style:list-style-name="L79">
      <loext:graphic-properties draw:fill-gradient-name="Gradient_20_1" draw:fill-hatch-name="hatch"/>
      <style:paragraph-properties fo:padding="0.0201in" fo:border="none"/>
    </style:style>
    <style:style style:name="P206" style:family="paragraph" style:parent-style-name="Text_20_body" style:list-style-name="L80">
      <loext:graphic-properties draw:fill-gradient-name="Gradient_20_1" draw:fill-hatch-name="hatch"/>
      <style:paragraph-properties fo:margin-top="0in" fo:margin-bottom="0in" style:contextual-spacing="false" fo:padding="0.0201in" fo:border="none"/>
    </style:style>
    <style:style style:name="P207" style:family="paragraph" style:parent-style-name="Text_20_body" style:list-style-name="L80">
      <loext:graphic-properties draw:fill-gradient-name="Gradient_20_1" draw:fill-hatch-name="hatch"/>
      <style:paragraph-properties fo:padding="0.0201in" fo:border="none"/>
    </style:style>
    <style:style style:name="P208" style:family="paragraph" style:parent-style-name="Text_20_body">
      <loext:graphic-properties draw:fill-gradient-name="Gradient_20_1" draw:fill-hatch-name="hatch"/>
      <style:paragraph-properties fo:padding="0.0201in" fo:border="none"/>
    </style:style>
    <style:style style:name="T1" style:family="text">
      <style:text-properties loext:padding="0.0193in" loext:border="0.06pt solid #d9d9e3"/>
    </style:style>
    <style:style style:name="T2" style:family="text">
      <style:text-properties loext:padding="0.0201in" loext:border="none"/>
    </style:style>
    <style:style style:name="T3" style:family="text">
      <style:text-properties fo:color="#1155cc" loext:opacity="100%"/>
    </style:style>
    <style:style style:name="fr1" style:family="graphic" style:parent-style-name="Graphics">
      <style:graphic-properties fo:margin-left="0in" fo:margin-right="0in" fo:margin-top="0in" fo:margin-bottom="0in" style:vertical-pos="top" style:vertical-rel="baseline" fo:padding="0.0193in" fo:border="0.06pt solid #d9d9e3"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ChatGPT Conversation with GPT4:<text:span text:style-name="T3"> </text:span><text:a xlink:type="simple" xlink:href="https://chat.openai.com/share/151b0725-b6e3-47ce-8cf7-9a222ab9114e" text:style-name="Internet_20_link" text:visited-style-name="Visited_20_Internet_20_Link">https://chat.openai.com/share/151b0725-b6e3-47ce-8cf7-9a222ab9114e</text:a></text:p>
      <text:p text:style-name="P49"/>
      <text:p text:style-name="P49"/>
      <text:p text:style-name="P49"/>
      <text:p text:style-name="P49">How to write a AWS Lambda function in NodeJS that accepts http url parameters and outputs text/csv? Please explain step be step how to do this from scratch </text:p>
      <text:p text:style-name="P50">ChatGPT</text:p>
      <text:p text:style-name="P208"><text:span text:style-name="T2">Creating an AWS Lambda function in Node.js that accepts HTTP URL parameters and outputs a </text:span><text:span text:style-name="Source_20_Text"><text:span text:style-name="T2">text/csv</text:span></text:span><text:span text:style-name="T2"> format involves several steps. Here's a step-by-step guide:</text:span></text:p>
      <text:h text:style-name="P11" text:outline-level="3">1. Set Up Your AWS Account and AWS CLI</text:h>
      <text:list text:style-name="L39">
        <text:list-item>
          <text:p text:style-name="P167"><text:span text:style-name="Strong_20_Emphasis"><text:span text:style-name="T2">Create an AWS account</text:span></text:span><text:span text:style-name="T2"> if you don't have one.</text:span></text:p>
        </text:list-item>
        <text:list-item>
          <text:p text:style-name="P167"><text:span text:style-name="Strong_20_Emphasis"><text:span text:style-name="T2">Install AWS CLI</text:span></text:span><text:span text:style-name="T2"> on your machine.</text:span></text:p>
        </text:list-item>
        <text:list-item>
          <text:p text:style-name="P168"><text:span text:style-name="Strong_20_Emphasis"><text:span text:style-name="T2">Configure AWS CLI</text:span></text:span><text:span text:style-name="T2"> with your credentials (</text:span><text:span text:style-name="Source_20_Text"><text:span text:style-name="T2">aws configure</text:span></text:span><text:span text:style-name="T2">).</text:span></text:p>
        </text:list-item>
      </text:list>
      <text:h text:style-name="P11" text:outline-level="3">2. Create a Lambda Function</text:h>
      <text:list text:style-name="L40">
        <text:list-item>
          <text:p text:style-name="P169"><text:span text:style-name="Strong_20_Emphasis"><text:span text:style-name="T2">Open AWS Management Console</text:span></text:span><text:span text:style-name="T2"> and go to the Lambda service.</text:span></text:p>
        </text:list-item>
        <text:list-item>
          <text:p text:style-name="P169"><text:span text:style-name="Strong_20_Emphasis"><text:span text:style-name="T2">Create a new Lambda function</text:span></text:span><text:span text:style-name="T2">:</text:span></text:p>
          <text:list>
            <text:list-item>
              <text:p text:style-name="P169"><text:span text:style-name="T2">Select </text:span><text:span text:style-name="Strong_20_Emphasis"><text:span text:style-name="T2">"Author from scratch"</text:span></text:span><text:span text:style-name="T2">.</text:span></text:p>
            </text:list-item>
            <text:list-item>
              <text:p text:style-name="P94">Name your function.</text:p>
            </text:list-item>
            <text:list-item>
              <text:p text:style-name="P170"><text:span text:style-name="T2">Choose </text:span><text:span text:style-name="Strong_20_Emphasis"><text:span text:style-name="T2">Node.js</text:span></text:span><text:span text:style-name="T2"> as the runtime.</text:span></text:p>
            </text:list-item>
          </text:list>
        </text:list-item>
      </text:list>
      <text:h text:style-name="P11" text:outline-level="3">3. Write the Lambda Function</text:h>
      <text:list text:style-name="L41">
        <text:list-item>
          <text:p text:style-name="P95">In the Lambda function code editor, write your Node.js code. Here's a simple example:</text:p>
          <text:p text:style-name="P20">javascriptCopy code</text:p>
          <text:p text:style-name="P36"><text:span text:style-name="Source_20_Text"><text:span text:style-name="T2">const querystring = require('querystring');</text:span></text:span></text:p>
          <text:p text:style-name="P20"/>
          <text:p text:style-name="P36"><text:span text:style-name="Source_20_Text"><text:span text:style-name="T2">exports.handler = async (event) =&gt; {</text:span></text:span></text:p>
          <text:p text:style-name="P36"><text:span text:style-name="Source_20_Text"><text:span text:style-name="T2"><text:s text:c="4"/>// Parse query parameters</text:span></text:span></text:p>
          <text:p text:style-name="P36"><text:span text:style-name="Source_20_Text"><text:span text:style-name="T2"><text:s text:c="4"/>const params = querystring.parse(event.queryStringParameters);</text:span></text:span></text:p>
          <text:p text:style-name="P20"/>
          <text:p text:style-name="P36"><text:span text:style-name="Source_20_Text"><text:span text:style-name="T2"><text:s text:c="4"/>// Example: CSV content</text:span></text:span></text:p>
          <text:p text:style-name="P36"><text:span text:style-name="Source_20_Text"><text:span text:style-name="T2"><text:s text:c="4"/>const csvContent = `name,age\n${params.name},${params.age}`;</text:span></text:span></text:p>
          <text:p text:style-name="P20"/>
          <text:p text:style-name="P36"><text:span text:style-name="Source_20_Text"><text:span text:style-name="T2"><text:s text:c="4"/>// Return CSV response</text:span></text:span></text:p>
          <text:p text:style-name="P36"><text:span text:style-name="Source_20_Text"><text:span text:style-name="T2"><text:s text:c="4"/>return {</text:span></text:span></text:p>
          <text:p text:style-name="P36"><text:span text:style-name="Source_20_Text"><text:span text:style-name="T2"><text:s text:c="6"/>statusCode: 200,</text:span></text:span></text:p>
          <text:p text:style-name="P36"><text:span text:style-name="Source_20_Text"><text:span text:style-name="T2"><text:s text:c="6"/>headers: {</text:span></text:span></text:p>
          <text:p text:style-name="P36"><text:span text:style-name="Source_20_Text"><text:span text:style-name="T2"><text:s text:c="10"/>'Content-Type': 'text/csv'</text:span></text:span></text:p>
          <text:p text:style-name="P36"><text:span text:style-name="Source_20_Text"><text:span text:style-name="T2"><text:s text:c="6"/>},</text:span></text:span></text:p>
          <text:p text:style-name="P36"><text:span text:style-name="Source_20_Text"><text:span text:style-name="T2"><text:s text:c="6"/>body: csvContent</text:span></text:span></text:p>
          <text:p text:style-name="P36"><text:span text:style-name="Source_20_Text"><text:span text:style-name="T2"><text:s text:c="4"/>};</text:span></text:span></text:p>
          <text:p text:style-name="P35"><text:span text:style-name="Source_20_Text"><text:span text:style-name="T2">};</text:span></text:span></text:p>
        </text:list-item>
      </text:list>
      <text:h text:style-name="P11" text:outline-level="3"><text:soft-page-break/>4. Set Up API Gateway</text:h>
      <text:list text:style-name="L42">
        <text:list-item>
          <text:p text:style-name="P171"><text:span text:style-name="Strong_20_Emphasis"><text:span text:style-name="T2">Create a new API</text:span></text:span><text:span text:style-name="T2"> in AWS API Gateway.</text:span></text:p>
        </text:list-item>
        <text:list-item>
          <text:p text:style-name="P171"><text:span text:style-name="Strong_20_Emphasis"><text:span text:style-name="T2">Create a new resource</text:span></text:span><text:span text:style-name="T2"> and </text:span><text:span text:style-name="Strong_20_Emphasis"><text:span text:style-name="T2">method</text:span></text:span><text:span text:style-name="T2"> (GET or POST).</text:span></text:p>
        </text:list-item>
        <text:list-item>
          <text:p text:style-name="P171"><text:span text:style-name="Strong_20_Emphasis"><text:span text:style-name="T2">Link the API Gateway to your Lambda function</text:span></text:span><text:span text:style-name="T2">:</text:span></text:p>
          <text:list>
            <text:list-item>
              <text:p text:style-name="P96">In the method execution, set the Lambda function as the backend.</text:p>
            </text:list-item>
            <text:list-item>
              <text:p text:style-name="P97">Deploy the API to a new or existing stage.</text:p>
            </text:list-item>
          </text:list>
        </text:list-item>
      </text:list>
      <text:h text:style-name="P11" text:outline-level="3">5. Deploy and Test</text:h>
      <text:list text:style-name="L43">
        <text:list-item>
          <text:p text:style-name="P172"><text:span text:style-name="Strong_20_Emphasis"><text:span text:style-name="T2">Deploy your API Gateway</text:span></text:span><text:span text:style-name="T2">.</text:span></text:p>
        </text:list-item>
        <text:list-item>
          <text:p text:style-name="P172"><text:span text:style-name="Strong_20_Emphasis"><text:span text:style-name="T2">Test your Lambda function</text:span></text:span><text:span text:style-name="T2">:</text:span></text:p>
          <text:list>
            <text:list-item>
              <text:p text:style-name="P98">Use the Invoke URL provided by API Gateway.</text:p>
            </text:list-item>
            <text:list-item>
              <text:p text:style-name="P172"><text:span text:style-name="T2">Append URL parameters (e.g., </text:span><text:span text:style-name="Source_20_Text"><text:span text:style-name="T2">?name=John&amp;age=30</text:span></text:span><text:span text:style-name="T2">).</text:span></text:p>
            </text:list-item>
            <text:list-item>
              <text:p text:style-name="P99">The response should be in CSV format.</text:p>
            </text:list-item>
          </text:list>
        </text:list-item>
      </text:list>
      <text:h text:style-name="P11" text:outline-level="3">6. Monitoring and Logging</text:h>
      <text:list text:style-name="L44">
        <text:list-item>
          <text:p text:style-name="P173"><text:span text:style-name="Strong_20_Emphasis"><text:span text:style-name="T2">Monitor your Lambda function</text:span></text:span><text:span text:style-name="T2"> in the AWS Lambda console.</text:span></text:p>
        </text:list-item>
        <text:list-item>
          <text:p text:style-name="P174"><text:span text:style-name="Strong_20_Emphasis"><text:span text:style-name="T2">View logs</text:span></text:span><text:span text:style-name="T2"> in CloudWatch for debugging and insights.</text:span></text:p>
        </text:list-item>
      </text:list>
      <text:h text:style-name="P11" text:outline-level="3">7. Additional Configuration (Optional)</text:h>
      <text:list text:style-name="L45">
        <text:list-item>
          <text:p text:style-name="P175"><text:span text:style-name="T2">Set up </text:span><text:span text:style-name="Strong_20_Emphasis"><text:span text:style-name="T2">environment variables</text:span></text:span><text:span text:style-name="T2"> in Lambda if needed.</text:span></text:p>
        </text:list-item>
        <text:list-item>
          <text:p text:style-name="P176"><text:span text:style-name="T2">Configure </text:span><text:span text:style-name="Strong_20_Emphasis"><text:span text:style-name="T2">IAM roles and permissions</text:span></text:span><text:span text:style-name="T2"> for Lambda to access other AWS services.</text:span></text:p>
        </text:list-item>
      </text:list>
      <text:h text:style-name="P11" text:outline-level="3">8. Best Practices</text:h>
      <text:list text:style-name="L46">
        <text:list-item>
          <text:p text:style-name="P100">Write clean, modular code.</text:p>
        </text:list-item>
        <text:list-item>
          <text:p text:style-name="P100">Handle errors and edge cases.</text:p>
        </text:list-item>
        <text:list-item>
          <text:p text:style-name="P101">Optimize for performance and cost.</text:p>
        </text:list-item>
      </text:list>
      <text:p text:style-name="P135">Remember, this is a basic setup. Depending on your specific needs, you might need additional configurations like VPC settings, longer timeout settings, etc. AWS documentation provides detailed guides and best practices that can be very helpful.</text:p>
      <text:p text:style-name="P102"><draw:frame draw:style-name="fr1" draw:name="Image1" text:anchor-type="as-char" svg:width="0.2965in" svg:height="0.2965in" draw:z-index="0"><draw:image xlink:href="Pictures/10000000000001E0000001E061C4765EBFB52958.jpg" xlink:type="simple" xlink:show="embed" xlink:actuate="onLoad" draw:mime-type="image/jpeg"/><svg:title>User</svg:title></draw:frame></text:p>
      <text:p text:style-name="P102">You</text:p>
      <text:p text:style-name="P102">How to develop and test this function locally on a Mac and deploy to AWS when ready?</text:p>
      <text:p text:style-name="P135">ChatGPT</text:p>
      <text:p text:style-name="P135">Developing and testing an AWS Lambda function locally on a Mac, and then deploying it to AWS when ready, involves a few steps. Here's a guide to help you through the process:</text:p>
      <text:h text:style-name="P11" text:outline-level="3"><text:soft-page-break/>1. Install Required Tools</text:h>
      <text:list text:style-name="L47">
        <text:list-item>
          <text:p text:style-name="P177"><text:span text:style-name="Strong_20_Emphasis"><text:span text:style-name="T2">Node.js</text:span></text:span><text:span text:style-name="T2">: Make sure Node.js is installed on your Mac. You can download it from </text:span><text:a xlink:type="simple" xlink:href="https://nodejs.org/" office:target-frame-name="_new" xlink:show="replace" text:style-name="Internet_20_link" text:visited-style-name="Visited_20_Internet_20_Link"><text:span text:style-name="T2">Node.js official website</text:span></text:a><text:span text:style-name="T2">.</text:span></text:p>
        </text:list-item>
        <text:list-item>
          <text:p text:style-name="P177"><text:span text:style-name="Strong_20_Emphasis"><text:span text:style-name="T2">AWS CLI</text:span></text:span><text:span text:style-name="T2">: Install AWS CLI to interact with AWS services. Follow the installation guide on AWS CLI documentation.</text:span></text:p>
        </text:list-item>
        <text:list-item>
          <text:p text:style-name="P178"><text:span text:style-name="Strong_20_Emphasis"><text:span text:style-name="T2">AWS SAM CLI</text:span></text:span><text:span text:style-name="T2">: AWS Serverless Application Model (SAM) CLI is a deployment and testing tool for Lambda. Install it by following the instructions on AWS SAM GitHub repository.</text:span></text:p>
        </text:list-item>
      </text:list>
      <text:h text:style-name="P11" text:outline-level="3">2. Initialize a SAM Project</text:h>
      <text:list text:style-name="L48">
        <text:list-item>
          <text:p text:style-name="P103">Open your terminal.</text:p>
        </text:list-item>
        <text:list-item>
          <text:p text:style-name="P179"><text:span text:style-name="T2">Run </text:span><text:span text:style-name="Source_20_Text"><text:span text:style-name="T2">sam init</text:span></text:span><text:span text:style-name="T2"> to start a new SAM project.</text:span></text:p>
        </text:list-item>
        <text:list-item>
          <text:p text:style-name="P104">Choose Node.js as the runtime and select a template (e.g., Hello World example).</text:p>
        </text:list-item>
      </text:list>
      <text:h text:style-name="P11" text:outline-level="3">3. Develop Your Lambda Function</text:h>
      <text:list text:style-name="L49">
        <text:list-item>
          <text:p text:style-name="P105">Navigate to the SAM project directory.</text:p>
        </text:list-item>
        <text:list-item>
          <text:p text:style-name="P180"><text:span text:style-name="T2">Modify the Lambda function in the </text:span><text:span text:style-name="Source_20_Text"><text:span text:style-name="T2">hello-world</text:span></text:span><text:span text:style-name="T2"> folder (or the corresponding folder for your project).</text:span></text:p>
        </text:list-item>
        <text:list-item>
          <text:p text:style-name="P181"><text:span text:style-name="T2">Write your Node.js function that handles HTTP requests and outputs </text:span><text:span text:style-name="Source_20_Text"><text:span text:style-name="T2">text/csv</text:span></text:span><text:span text:style-name="T2">.</text:span></text:p>
        </text:list-item>
      </text:list>
      <text:h text:style-name="P11" text:outline-level="3">4. Test Locally Using SAM</text:h>
      <text:list text:style-name="L50">
        <text:list-item>
          <text:p text:style-name="P182"><text:span text:style-name="Strong_20_Emphasis"><text:span text:style-name="T2">Start the local API Gateway</text:span></text:span><text:span text:style-name="T2">: Run </text:span><text:span text:style-name="Source_20_Text"><text:span text:style-name="T2">sam local start-api</text:span></text:span><text:span text:style-name="T2"> in your project directory. This command will start a local endpoint that mimics API Gateway.</text:span></text:p>
        </text:list-item>
        <text:list-item>
          <text:p text:style-name="P182"><text:span text:style-name="Strong_20_Emphasis"><text:span text:style-name="T2">Invoke your function</text:span></text:span><text:span text:style-name="T2">: Use a tool like </text:span><text:span text:style-name="Source_20_Text"><text:span text:style-name="T2">curl</text:span></text:span><text:span text:style-name="T2"> or Postman to send requests to your local endpoint.</text:span></text:p>
        </text:list-item>
        <text:list-item>
          <text:p text:style-name="P183"><text:span text:style-name="Strong_20_Emphasis"><text:span text:style-name="T2">Debug and iterate</text:span></text:span><text:span text:style-name="T2">: Modify your function as needed and re-test.</text:span></text:p>
        </text:list-item>
      </text:list>
      <text:h text:style-name="P11" text:outline-level="3">5. Package and Deploy</text:h>
      <text:list text:style-name="L51">
        <text:list-item>
          <text:p text:style-name="P184"><text:span text:style-name="Strong_20_Emphasis"><text:span text:style-name="T2">Package your application</text:span></text:span><text:span text:style-name="T2">: Run </text:span><text:span text:style-name="Source_20_Text"><text:span text:style-name="T2">sam package --s3-bucket YOUR_BUCKET_NAME --output-template-file packaged.yaml</text:span></text:span><text:span text:style-name="T2">. Replace </text:span><text:span text:style-name="Source_20_Text"><text:span text:style-name="T2">YOUR_BUCKET_NAME</text:span></text:span><text:span text:style-name="T2"> with an S3 bucket in your AWS account.</text:span></text:p>
        </text:list-item>
        <text:list-item>
          <text:p text:style-name="P185"><text:span text:style-name="Strong_20_Emphasis"><text:span text:style-name="T2">Deploy your application</text:span></text:span><text:span text:style-name="T2">: Run </text:span><text:span text:style-name="Source_20_Text"><text:span text:style-name="T2">sam deploy --template-file packaged.yaml --stack-name YOUR_STACK_NAME --capabilities CAPABILITY_IAM</text:span></text:span><text:span text:style-name="T2">. Replace </text:span><text:span text:style-name="Source_20_Text"><text:span text:style-name="T2">YOUR_STACK_NAME</text:span></text:span><text:span text:style-name="T2"> with a name for your CloudFormation stack.</text:span></text:p>
        </text:list-item>
      </text:list>
      <text:h text:style-name="P11" text:outline-level="3">6. Verify Deployment</text:h>
      <text:list text:style-name="L52">
        <text:list-item>
          <text:p text:style-name="P106">After deployment, SAM CLI will output the URL of your deployed API.</text:p>
        </text:list-item>
        <text:list-item>
          <text:p text:style-name="P107">Test the deployed API with the same parameters you used locally.</text:p>
        </text:list-item>
      </text:list>
      <text:h text:style-name="P11" text:outline-level="3"><text:soft-page-break/>7. Tips and Best Practices</text:h>
      <text:list text:style-name="L53">
        <text:list-item>
          <text:p text:style-name="P108">Use environment variables for configuration.</text:p>
        </text:list-item>
        <text:list-item>
          <text:p text:style-name="P108">Write unit tests for your Lambda functions.</text:p>
        </text:list-item>
        <text:list-item>
          <text:p text:style-name="P109">Regularly update dependencies to mitigate security vulnerabilities.</text:p>
        </text:list-item>
      </text:list>
      <text:h text:style-name="P11" text:outline-level="3">Additional Resources</text:h>
      <text:list text:style-name="L54">
        <text:list-item>
          <text:p text:style-name="P186"><text:span text:style-name="Strong_20_Emphasis"><text:span text:style-name="T2">AWS Documentation</text:span></text:span><text:span text:style-name="T2">: AWS provides extensive documentation on Lambda, API Gateway, and the SAM CLI.</text:span></text:p>
        </text:list-item>
        <text:list-item>
          <text:p text:style-name="P187"><text:span text:style-name="Strong_20_Emphasis"><text:span text:style-name="T2">Node.js Documentation</text:span></text:span><text:span text:style-name="T2">: For Node.js specific questions and API references.</text:span></text:p>
        </text:list-item>
      </text:list>
      <text:p text:style-name="P135">Remember, while local testing is crucial, it's always a good idea to test in the cloud environment as well, as there can be differences between your local setup and the AWS environment.</text:p>
      <text:p text:style-name="P102"><draw:frame draw:style-name="fr1" draw:name="Image2" text:anchor-type="as-char" svg:width="0.2965in" svg:height="0.2965in" draw:z-index="1"><draw:image xlink:href="Pictures/10000000000001E0000001E061C4765EBFB52958.jpg" xlink:type="simple" xlink:show="embed" xlink:actuate="onLoad" draw:mime-type="image/jpeg"/><svg:title>User</svg:title></draw:frame></text:p>
      <text:p text:style-name="P102">You</text:p>
      <text:p text:style-name="P102">I got the following error when executing the function: ```Response { "errorType": "ReferenceError", "errorMessage": "require is not defined in ES module scope, you can use import instead", "trace": [ "ReferenceError: require is not defined in ES module scope, you can use import instead", " at file:///var/task/index.mjs:1:21", " at ModuleJob.run (node:internal/modules/esm/module_job:217:25)", " at async ModuleLoader.import (node:internal/modules/esm/loader:316:24)", " at async _tryAwaitImport (file:///var/runtime/index.mjs:1008:16)", " at async _tryRequire (file:///var/runtime/index.mjs:1057:86)", " at async _loadUserApp (file:///var/runtime/index.mjs:1081:16)", " at async UserFunction.js.module.exports.load (file:///var/runtime/index.mjs:1119:21)", " at async start (file:///var/runtime/index.mjs:1282:23)", " at async file:///var/runtime/index.mjs:1288:1" ] } Function Logs 2024-01-10T11:58:02.476Z undefined ERROR Uncaught Exception {"errorType":"ReferenceError","errorMessage":"require is not defined in ES module scope, you can use import instead","stack":["ReferenceError: require is not defined in ES module scope, you can use import instead"," at file:///var/task/index.mjs:1:21"," at ModuleJob.run (node:internal/modules/esm/module_job:217:25)"," at async ModuleLoader.import (node:internal/modules/esm/loader:316:24)"," at async _tryAwaitImport (file:///var/runtime/index.mjs:1008:16)"," at async _tryRequire (file:///var/runtime/index.mjs:1057:86)"," at async _loadUserApp (file:///var/runtime/index.mjs:1081:16)"," at async UserFunction.js.module.exports.load (file:///var/runtime/index.mjs:1119:21)"," at async start (file:///var/runtime/index.mjs:1282:23)"," at async file:///var/runtime/index.mjs:1288:1"]} INIT_REPORT Init Duration: 147.87 ms Phase: init Status: error Error Type: Runtime.ExitError 2024-01-10T11:58:03.636Z undefined ERROR Uncaught Exception {"errorType":"ReferenceError","errorMessage":"require is not defined in ES module scope, you can use import instead","stack":["ReferenceError: require is not defined in ES module scope, you can use import instead"," at file:///var/task/index.mjs:1:21"," at ModuleJob.run (node:internal/modules/esm/module_job:217:25)"," at async ModuleLoader.import (node:internal/modules/esm/loader:316:24)"," at async _tryAwaitImport <text:soft-page-break/>(file:///var/runtime/index.mjs:1008:16)"," at async _tryRequire (file:///var/runtime/index.mjs:1057:86)"," at async _loadUserApp (file:///var/runtime/index.mjs:1081:16)"," at async UserFunction.js.module.exports.load (file:///var/runtime/index.mjs:1119:21)"," at async start (file:///var/runtime/index.mjs:1282:23)"," at async file:///var/runtime/index.mjs:1288:1"]} INIT_REPORT Init Duration: 1381.66 ms Phase: invoke Status: error Error Type: Runtime.ExitError START RequestId: ad195d8f-33ea-41f6-94de-0e1c62723706 Version: $LATEST Unknown application error occurred Runtime.Unknown END RequestId: ad195d8f-33ea-41f6-94de-0e1c62723706 REPORT RequestId: ad195d8f-33ea-41f6-94de-0e1c62723706 Duration: 1442.53 ms Billed Duration: 1443 ms Memory Size: 128 MB Max Memory Used: 11 MB Request ID ad195d8f-33ea-41f6-94de-0e1c62723706``` How to proceed?</text:p>
      <text:p text:style-name="P135">ChatGPT</text:p>
      <text:p text:style-name="P208"><text:span text:style-name="T2">The error message you're encountering, </text:span><text:span text:style-name="Source_20_Text"><text:span text:style-name="T2">"require is not defined in ES module scope, you can use import instead"</text:span></text:span><text:span text:style-name="T2">, indicates that your Lambda function is being treated as an ES module. In ES modules, the </text:span><text:span text:style-name="Source_20_Text"><text:span text:style-name="T2">require</text:span></text:span><text:span text:style-name="T2"> statement (common in CommonJS modules) is not available. Instead, ES modules use the </text:span><text:span text:style-name="Source_20_Text"><text:span text:style-name="T2">import</text:span></text:span><text:span text:style-name="T2"> statement for including external modules.</text:span></text:p>
      <text:p text:style-name="P135">Here's how you can address this issue:</text:p>
      <text:h text:style-name="P12" text:outline-level="3"><text:span text:style-name="T2">1. Convert to </text:span><text:span text:style-name="Source_20_Text"><text:span text:style-name="T2">import</text:span></text:span><text:span text:style-name="T2"> Syntax</text:span></text:h>
      <text:p text:style-name="P208"><text:span text:style-name="T2">If your Lambda function is intended to be an ES module, you should use the </text:span><text:span text:style-name="Source_20_Text"><text:span text:style-name="T2">import</text:span></text:span><text:span text:style-name="T2"> syntax. For example, if you were using:</text:span></text:p>
      <text:p text:style-name="P27">javascriptCopy code</text:p>
      <text:p text:style-name="P37"><text:span text:style-name="Source_20_Text"><text:span text:style-name="T2">const querystring = require('querystring');</text:span></text:span></text:p>
      <text:p text:style-name="P135">Convert it to:</text:p>
      <text:p text:style-name="P27">javascriptCopy code</text:p>
      <text:p text:style-name="P37"><text:span text:style-name="Source_20_Text"><text:span text:style-name="T2">import querystring from 'querystring';</text:span></text:span></text:p>
      <text:p text:style-name="P208"><text:span text:style-name="T2">Make sure to do this for all </text:span><text:span text:style-name="Source_20_Text"><text:span text:style-name="T2">require</text:span></text:span><text:span text:style-name="T2"> statements in your code.</text:span></text:p>
      <text:h text:style-name="P11" text:outline-level="3">2. Use CommonJS Syntax</text:h>
      <text:p text:style-name="P208"><text:span text:style-name="T2">If you prefer to use CommonJS syntax (</text:span><text:span text:style-name="Source_20_Text"><text:span text:style-name="T2">require</text:span></text:span><text:span text:style-name="T2">), you need to make sure your Lambda function is treated as a CommonJS module. This often depends on the file extension and the way your project is set up.</text:span></text:p>
      <text:list text:style-name="L55">
        <text:list-item>
          <text:p text:style-name="P188"><text:span text:style-name="T2">Rename your file from </text:span><text:span text:style-name="Source_20_Text"><text:span text:style-name="T2">.mjs</text:span></text:span><text:span text:style-name="T2"> to </text:span><text:span text:style-name="Source_20_Text"><text:span text:style-name="T2">.js</text:span></text:span><text:span text:style-name="T2"> if it's not already. Lambda treats </text:span><text:span text:style-name="Source_20_Text"><text:span text:style-name="T2">.mjs</text:span></text:span><text:span text:style-name="T2"> files as ES modules by default.</text:span></text:p>
        </text:list-item>
        <text:list-item>
          <text:p text:style-name="P189"><text:span text:style-name="T2">Ensure that your </text:span><text:span text:style-name="Source_20_Text"><text:span text:style-name="T2">package.json</text:span></text:span><text:span text:style-name="T2"> does not contain </text:span><text:span text:style-name="Source_20_Text"><text:span text:style-name="T2">"type": "module"</text:span></text:span><text:span text:style-name="T2">, as this would treat all </text:span><text:span text:style-name="Source_20_Text"><text:span text:style-name="T2">.js</text:span></text:span><text:span text:style-name="T2"> files as ES modules.</text:span></text:p>
        </text:list-item>
      </text:list>
      <text:h text:style-name="P11" text:outline-level="3"><text:soft-page-break/>3. Testing and Deployment</text:h>
      <text:list text:style-name="L56">
        <text:list-item>
          <text:p text:style-name="P190"><text:span text:style-name="Strong_20_Emphasis"><text:span text:style-name="T2">Test locally</text:span></text:span><text:span text:style-name="T2">: After making changes, test the function locally using the SAM CLI to ensure it's working correctly.</text:span></text:p>
        </text:list-item>
        <text:list-item>
          <text:p text:style-name="P191"><text:span text:style-name="Strong_20_Emphasis"><text:span text:style-name="T2">Deploy to AWS</text:span></text:span><text:span text:style-name="T2">: Once it's working locally, redeploy your Lambda function using the AWS SAM CLI or directly through the AWS Management Console.</text:span></text:p>
        </text:list-item>
      </text:list>
      <text:h text:style-name="P11" text:outline-level="3">4. Troubleshooting Tips</text:h>
      <text:list text:style-name="L57">
        <text:list-item>
          <text:p text:style-name="P192"><text:span text:style-name="T2">If you face issues after converting to </text:span><text:span text:style-name="Source_20_Text"><text:span text:style-name="T2">import</text:span></text:span><text:span text:style-name="T2"> syntax, ensure that all your dependencies are compatible with ES modules.</text:span></text:p>
        </text:list-item>
        <text:list-item>
          <text:p text:style-name="P110">Check your Node.js version both locally and on AWS Lambda. AWS Lambda's Node.js runtime version should support the features you're using.</text:p>
        </text:list-item>
        <text:list-item>
          <text:p text:style-name="P111">If your function is part of a larger application, ensure consistency in how modules are handled throughout the application.</text:p>
        </text:list-item>
      </text:list>
      <text:p text:style-name="P135">By addressing the module system used in your Lambda function, you should be able to resolve the error and have your function executing correctly.</text:p>
      <text:p text:style-name="P102"><draw:frame draw:style-name="fr1" draw:name="Image3" text:anchor-type="as-char" svg:width="0.2965in" svg:height="0.2965in" draw:z-index="2"><draw:image xlink:href="Pictures/10000000000001E0000001E061C4765EBFB52958.jpg" xlink:type="simple" xlink:show="embed" xlink:actuate="onLoad" draw:mime-type="image/jpeg"/><svg:title>User</svg:title></draw:frame></text:p>
      <text:p text:style-name="P102">You</text:p>
      <text:p text:style-name="P102">I renamed index.mjs to index.js. I now get the following error: ```Test Event Name test Response { "errorType": "Runtime.UserCodeSyntaxError", "errorMessage": "SyntaxError: Unexpected token 'export'", "trace": [ "Runtime.UserCodeSyntaxError: SyntaxError: Unexpected token 'export'", " at _loadUserApp (file:///var/runtime/index.mjs:1084:17)", " at async UserFunction.js.module.exports.load (file:///var/runtime/index.mjs:1119:21)", " at async start (file:///var/runtime/index.mjs:1282:23)", " at async file:///var/runtime/index.mjs:1288:1" ] } Function Logs 2024-01-10T12:00:27.796Z undefined ERROR Uncaught Exception {"errorType":"Runtime.UserCodeSyntaxError","errorMessage":"SyntaxError: Unexpected token 'export'","stack":["Runtime.UserCodeSyntaxError: SyntaxError: Unexpected token 'export'"," at _loadUserApp (file:///var/runtime/index.mjs:1084:17)"," at async UserFunction.js.module.exports.load (file:///var/runtime/index.mjs:1119:21)"," at async start (file:///var/runtime/index.mjs:1282:23)"," at async file:///var/runtime/index.mjs:1288:1"]} INIT_REPORT Init Duration: 153.89 ms Phase: init Status: error Error Type: Runtime.ExitError 2024-01-10T12:00:28.972Z undefined ERROR Uncaught Exception {"errorType":"Runtime.UserCodeSyntaxError","errorMessage":"SyntaxError: Unexpected token 'export'","stack":["Runtime.UserCodeSyntaxError: SyntaxError: Unexpected token 'export'"," at _loadUserApp (file:///var/runtime/index.mjs:1084:17)"," at async UserFunction.js.module.exports.load (file:///var/runtime/index.mjs:1119:21)"," at async start (file:///var/runtime/index.mjs:1282:23)"," at async file:///var/runtime/index.mjs:1288:1"]} INIT_REPORT Init Duration: 1375.45 ms Phase: invoke Status: error Error Type: Runtime.ExitError START RequestId: 396d6484-622d-4924-9d6f-d2a7fcd6e5a8 Version: $LATEST Unknown application error occurred Runtime.UserCodeSyntaxError END RequestId: 396d6484-622d-4924-9d6f-d2a7fcd6e5a8 REPORT RequestId: 396d6484-622d-<text:soft-page-break/>4924-9d6f-d2a7fcd6e5a8 Duration: 1435.83 ms Billed Duration: 1436 ms Memory Size: 128 MB Max Memory Used: 11 MB Request ID 396d6484-622d-4924-9d6f-d2a7fcd6e5a8```</text:p>
      <text:p text:style-name="P135">ChatGPT</text:p>
      <text:p text:style-name="P208"><text:span text:style-name="T2">The new error, </text:span><text:span text:style-name="Source_20_Text"><text:span text:style-name="T2">"SyntaxError: Unexpected token 'export'"</text:span></text:span><text:span text:style-name="T2">, indicates that there's a syntax issue with the use of </text:span><text:span text:style-name="Source_20_Text"><text:span text:style-name="T2">export</text:span></text:span><text:span text:style-name="T2"> in your Node.js code. When using CommonJS syntax (which is the case when you have a </text:span><text:span text:style-name="Source_20_Text"><text:span text:style-name="T2">.js</text:span></text:span><text:span text:style-name="T2"> file without ES module specifications), you should use </text:span><text:span text:style-name="Source_20_Text"><text:span text:style-name="T2">module.exports</text:span></text:span><text:span text:style-name="T2"> instead of the ES6 </text:span><text:span text:style-name="Source_20_Text"><text:span text:style-name="T2">export</text:span></text:span><text:span text:style-name="T2"> syntax.</text:span></text:p>
      <text:p text:style-name="P135">Here’s how to resolve this issue:</text:p>
      <text:h text:style-name="P12" text:outline-level="3"><text:span text:style-name="T2">1. Replace </text:span><text:span text:style-name="Source_20_Text"><text:span text:style-name="T2">export</text:span></text:span><text:span text:style-name="T2"> with </text:span><text:span text:style-name="Source_20_Text"><text:span text:style-name="T2">module.exports</text:span></text:span></text:h>
      <text:p text:style-name="P208"><text:span text:style-name="T2">In your Node.js Lambda function, replace any ES6-style </text:span><text:span text:style-name="Source_20_Text"><text:span text:style-name="T2">export</text:span></text:span><text:span text:style-name="T2"> statements with CommonJS-style </text:span><text:span text:style-name="Source_20_Text"><text:span text:style-name="T2">module.exports</text:span></text:span><text:span text:style-name="T2">. For example, if your code looks like this:</text:span></text:p>
      <text:p text:style-name="P27">javascriptCopy code</text:p>
      <text:p text:style-name="P48"><text:span text:style-name="Source_20_Text"><text:span text:style-name="T2">export handler = async (event) =&gt; {</text:span></text:span></text:p>
      <text:p text:style-name="P48"><text:span text:style-name="Source_20_Text"><text:span text:style-name="T2"><text:s text:c="4"/>// Your code here</text:span></text:span></text:p>
      <text:p text:style-name="P37"><text:span text:style-name="Source_20_Text"><text:span text:style-name="T2">};</text:span></text:span></text:p>
      <text:p text:style-name="P135">Change it to:</text:p>
      <text:p text:style-name="P27">javascriptCopy code</text:p>
      <text:p text:style-name="P48"><text:span text:style-name="Source_20_Text"><text:span text:style-name="T2">exports.handler = async (event) =&gt; {</text:span></text:span></text:p>
      <text:p text:style-name="P48"><text:span text:style-name="Source_20_Text"><text:span text:style-name="T2"><text:s text:c="4"/>// Your code here</text:span></text:span></text:p>
      <text:p text:style-name="P37"><text:span text:style-name="Source_20_Text"><text:span text:style-name="T2">};</text:span></text:span></text:p>
      <text:p text:style-name="P135">Make sure this change is applied to all export statements in your Lambda function code.</text:p>
      <text:h text:style-name="P11" text:outline-level="3">2. Check for Other ES6 Module Syntax</text:h>
      <text:p text:style-name="P208"><text:span text:style-name="T2">If you've used other ES6 module syntax like </text:span><text:span text:style-name="Source_20_Text"><text:span text:style-name="T2">import</text:span></text:span><text:span text:style-name="T2">, replace them with their CommonJS equivalents. For example, change:</text:span></text:p>
      <text:p text:style-name="P27">javascriptCopy code</text:p>
      <text:p text:style-name="P37"><text:span text:style-name="Source_20_Text"><text:span text:style-name="T2">import querystring from 'querystring';</text:span></text:span></text:p>
      <text:p text:style-name="P135">To:</text:p>
      <text:p text:style-name="P27">javascriptCopy code</text:p>
      <text:p text:style-name="P37"><text:span text:style-name="Source_20_Text"><text:span text:style-name="T2">const querystring = require('querystring');</text:span></text:span></text:p>
      <text:h text:style-name="P11" text:outline-level="3">3. Test Locally Again</text:h>
      <text:p text:style-name="P135">After making these changes, test your function locally using the SAM CLI to ensure that it works correctly with the CommonJS syntax.</text:p>
      <text:h text:style-name="P11" text:outline-level="3"><text:soft-page-break/>4. Redeploy Your Function</text:h>
      <text:p text:style-name="P135">Once your function is working locally, redeploy it to AWS Lambda. You can use the AWS SAM CLI or the AWS Management Console for this purpose.</text:p>
      <text:h text:style-name="P11" text:outline-level="3">5. Verify After Deployment</text:h>
      <text:p text:style-name="P135">After redeployment, invoke your Lambda function to ensure that the changes have resolved the issue.</text:p>
      <text:h text:style-name="P11" text:outline-level="3">6. Additional Tips</text:h>
      <text:list text:style-name="L58">
        <text:list-item>
          <text:p text:style-name="P112">Ensure consistency in your use of module systems (CommonJS vs ES6 modules) throughout your Lambda function.</text:p>
        </text:list-item>
        <text:list-item>
          <text:p text:style-name="P112">If you encounter further issues, check the Node.js version used in your AWS Lambda environment and ensure it’s compatible with the syntax and features you’re using in your code.</text:p>
        </text:list-item>
        <text:list-item>
          <text:p text:style-name="P113">Review the Lambda function's logs in CloudWatch for additional debugging information if necessary.</text:p>
        </text:list-item>
      </text:list>
      <text:p text:style-name="P135">These steps should help you resolve the syntax error and get your Lambda function running correctly on AWS.</text:p>
      <text:p text:style-name="P102"><draw:frame draw:style-name="fr1" draw:name="Image4" text:anchor-type="as-char" svg:width="0.2965in" svg:height="0.2965in" draw:z-index="3"><draw:image xlink:href="Pictures/10000000000001E0000001E061C4765EBFB52958.jpg" xlink:type="simple" xlink:show="embed" xlink:actuate="onLoad" draw:mime-type="image/jpeg"/><svg:title>User</svg:title></draw:frame></text:p>
      <text:p text:style-name="P102">You</text:p>
      <text:p text:style-name="P102">Does the `querystring` package need to be installed? If so, how?</text:p>
      <text:p text:style-name="P135">ChatGPT</text:p>
      <text:p text:style-name="P208"><text:span text:style-name="T2">The </text:span><text:span text:style-name="Source_20_Text"><text:span text:style-name="T2">querystring</text:span></text:span><text:span text:style-name="T2"> package is a core Node.js module, so you do not need to install it separately when working with Node.js. It is included by default in the Node.js runtime, so you can use it directly in your AWS Lambda function without any additional installation steps.</text:span></text:p>
      <text:p text:style-name="P135">Here's how you can use it in your Lambda function:</text:p>
      <text:list text:style-name="L59">
        <text:list-item>
          <text:p text:style-name="P193"><text:span text:style-name="Strong_20_Emphasis"><text:span text:style-name="T2">Import the </text:span></text:span><text:span text:style-name="Strong_20_Emphasis"><text:span text:style-name="Source_20_Text"><text:span text:style-name="T2">querystring</text:span></text:span></text:span><text:span text:style-name="Strong_20_Emphasis"><text:span text:style-name="T2"> Module</text:span></text:span><text:span text:style-name="T2">: At the beginning of your Node.js file (which contains your Lambda function code), add the following line to import the </text:span><text:span text:style-name="Source_20_Text"><text:span text:style-name="T2">querystring</text:span></text:span><text:span text:style-name="T2"> module:</text:span></text:p>
          <text:p text:style-name="P21">javascriptCopy code</text:p>
          <text:p text:style-name="P38"><text:span text:style-name="Source_20_Text"><text:span text:style-name="T2">const querystring = require('querystring');</text:span></text:span></text:p>
        </text:list-item>
        <text:list-item>
          <text:p text:style-name="P193"><text:span text:style-name="Strong_20_Emphasis"><text:span text:style-name="T2">Use the Module in Your Function</text:span></text:span><text:span text:style-name="T2">: You can then use the functions provided by the </text:span><text:span text:style-name="Source_20_Text"><text:span text:style-name="T2">querystring</text:span></text:span><text:span text:style-name="T2"> module in your Lambda function. For example, if you're processing query string parameters from an API Gateway event, you might do something like this:</text:span></text:p>
          <text:p text:style-name="P21">javascriptCopy code</text:p>
          <text:p text:style-name="P39"><text:span text:style-name="Source_20_Text"><text:span text:style-name="T2">exports.handler = async (event) =&gt; {</text:span></text:span></text:p>
          <text:p text:style-name="P39"><text:span text:style-name="Source_20_Text"><text:span text:style-name="T2"><text:s text:c="4"/>// Parse query string parameters</text:span></text:span></text:p>
          <text:p text:style-name="P39"><text:span text:style-name="Source_20_Text"><text:span text:style-name="T2"><text:s text:c="4"/>const params = querystring.parse(event.queryStringParameters);</text:span></text:span></text:p>
          <text:p text:style-name="P21"/>
          <text:p text:style-name="P39"><text:span text:style-name="Source_20_Text"><text:span text:style-name="T2"><text:s text:c="4"/>// Your logic here</text:span></text:span></text:p>
          <text:p text:style-name="P21"/>
          <text:p text:style-name="P39"><text:span text:style-name="Source_20_Text"><text:span text:style-name="T2"><text:s text:c="4"/>return {</text:span></text:span></text:p>
          <text:p text:style-name="P39"><text:soft-page-break/><text:span text:style-name="Source_20_Text"><text:span text:style-name="T2"><text:s text:c="8"/>statusCode: 200,</text:span></text:span></text:p>
          <text:p text:style-name="P39"><text:span text:style-name="Source_20_Text"><text:span text:style-name="T2"><text:s text:c="8"/>body: JSON.stringify({</text:span></text:span></text:p>
          <text:p text:style-name="P39"><text:span text:style-name="Source_20_Text"><text:span text:style-name="T2"><text:s text:c="12"/>message: "Function executed successfully",</text:span></text:span></text:p>
          <text:p text:style-name="P39"><text:span text:style-name="Source_20_Text"><text:span text:style-name="T2"><text:s text:c="12"/>inputParams: params</text:span></text:span></text:p>
          <text:p text:style-name="P39"><text:span text:style-name="Source_20_Text"><text:span text:style-name="T2"><text:s text:c="8"/>}),</text:span></text:span></text:p>
          <text:p text:style-name="P39"><text:span text:style-name="Source_20_Text"><text:span text:style-name="T2"><text:s text:c="4"/>};</text:span></text:span></text:p>
          <text:p text:style-name="P38"><text:span text:style-name="Source_20_Text"><text:span text:style-name="T2">};</text:span></text:span></text:p>
        </text:list-item>
        <text:list-item>
          <text:p text:style-name="P193"><text:span text:style-name="Strong_20_Emphasis"><text:span text:style-name="T2">Deploy Your Lambda Function</text:span></text:span><text:span text:style-name="T2">: Once your code is ready, you can deploy it to AWS Lambda using the AWS Management Console, AWS CLI, or AWS SAM CLI, depending on your preference and setup.</text:span></text:p>
        </text:list-item>
        <text:list-item>
          <text:p text:style-name="P193"><text:span text:style-name="Strong_20_Emphasis"><text:span text:style-name="T2">Test Your Function</text:span></text:span><text:span text:style-name="T2">: After deployment, you can test your Lambda function by triggering it through the configured method (e.g., via an API Gateway endpoint if you've set one up).</text:span></text:p>
        </text:list-item>
      </text:list>
      <text:p text:style-name="P208"><text:span text:style-name="T2">Since </text:span><text:span text:style-name="Source_20_Text"><text:span text:style-name="T2">querystring</text:span></text:span><text:span text:style-name="T2"> is a built-in module, you don't have to worry about packaging it or including it in a </text:span><text:span text:style-name="Source_20_Text"><text:span text:style-name="T2">package.json</text:span></text:span><text:span text:style-name="T2"> file. This simplifies the deployment process, especially for Lambda functions where you want to keep the deployment package small.</text:span></text:p>
      <text:p text:style-name="P102"><draw:frame draw:style-name="fr1" draw:name="Image5" text:anchor-type="as-char" svg:width="0.2965in" svg:height="0.2965in" draw:z-index="4"><draw:image xlink:href="Pictures/10000000000001E0000001E061C4765EBFB52958.jpg" xlink:type="simple" xlink:show="embed" xlink:actuate="onLoad" draw:mime-type="image/jpeg"/><svg:title>User</svg:title></draw:frame></text:p>
      <text:p text:style-name="P102">You</text:p>
      <text:p text:style-name="P102">I am now getting the following error: ```Test Event Name test Response { "errorType": "Runtime.HandlerNotFound", "errorMessage": "index.handler is undefined or not exported", "trace": [ "Runtime.HandlerNotFound: index.handler is undefined or not exported", " at UserFunction.js.module.exports.load (file:///var/runtime/index.mjs:1122:15)", " at async start (file:///var/runtime/index.mjs:1282:23)", " at async file:///var/runtime/index.mjs:1288:1" ] } Function Logs 2024-01-10T12:02:14.756Z undefined ERROR Uncaught Exception {"errorType":"Runtime.HandlerNotFound","errorMessage":"index.handler is undefined or not exported","stack":["Runtime.HandlerNotFound: index.handler is undefined or not exported"," at UserFunction.js.module.exports.load (file:///var/runtime/index.mjs:1122:15)"," at async start (file:///var/runtime/index.mjs:1282:23)"," at async file:///var/runtime/index.mjs:1288:1"]} INIT_REPORT Init Duration: 107.08 ms Phase: init Status: error Error Type: Runtime.ExitError 2024-01-10T12:03:53.707Z undefined ERROR Uncaught Exception {"errorType":"Runtime.HandlerNotFound","errorMessage":"index.handler is undefined or not exported","stack":["Runtime.HandlerNotFound: index.handler is undefined or not exported"," at UserFunction.js.module.exports.load (file:///var/runtime/index.mjs:1122:15)"," at async start (file:///var/runtime/index.mjs:1282:23)"," at async file:///var/runtime/index.mjs:1288:1"]} INIT_REPORT Init Duration: 1336.88 ms Phase: invoke Status: error Error Type: Runtime.ExitError START RequestId: 910834cf-6c55-4287-a178-5f7ffd0694e9 Version: $LATEST Unknown application error occurred Runtime.HandlerNotFound END RequestId: 910834cf-6c55-4287-a178-5f7ffd0694e9 REPORT RequestId: 910834cf-6c55-4287-a178-5f7ffd0694e9 Duration: 1357.64 ms Billed Duration: 1358 ms Memory Size: 128 MB Max Memory Used: 11 MB Request ID 910834cf-6c55-4287-a178-5f7ffd0694e9```. How to proceed?</text:p>
      <text:p text:style-name="P135">ChatGPT</text:p>
      <text:p text:style-name="P208"><text:soft-page-break/><text:span text:style-name="T2">The error </text:span><text:span text:style-name="Source_20_Text"><text:span text:style-name="T2">"Runtime.HandlerNotFound: index.handler is undefined or not exported"</text:span></text:span><text:span text:style-name="T2"> indicates that AWS Lambda is unable to find the handler function in your code. The handler is the entry point for your Lambda function execution. In AWS Lambda, you define the handler as </text:span><text:span text:style-name="Source_20_Text"><text:span text:style-name="T2">&lt;file-name&gt;.&lt;function-name&gt;</text:span></text:span><text:span text:style-name="T2">. If you're using the default, it's usually </text:span><text:span text:style-name="Source_20_Text"><text:span text:style-name="T2">index.handler</text:span></text:span><text:span text:style-name="T2">, where </text:span><text:span text:style-name="Source_20_Text"><text:span text:style-name="T2">index.js</text:span></text:span><text:span text:style-name="T2"> is the file name and </text:span><text:span text:style-name="Source_20_Text"><text:span text:style-name="T2">handler</text:span></text:span><text:span text:style-name="T2"> is the name of the function that Lambda calls to start execution.</text:span></text:p>
      <text:p text:style-name="P135">Here's how to resolve this issue:</text:p>
      <text:h text:style-name="P11" text:outline-level="3">1. Verify the Handler Function Name</text:h>
      <text:list text:style-name="L60">
        <text:list-item>
          <text:p text:style-name="P194"><text:span text:style-name="T2">Ensure that the function you want Lambda to execute is named </text:span><text:span text:style-name="Source_20_Text"><text:span text:style-name="T2">handler</text:span></text:span><text:span text:style-name="T2"> in your </text:span><text:span text:style-name="Source_20_Text"><text:span text:style-name="T2">index.js</text:span></text:span><text:span text:style-name="T2"> file.</text:span></text:p>
        </text:list-item>
        <text:list-item>
          <text:p text:style-name="P114">It should look something like this:</text:p>
          <text:p text:style-name="P22">javascriptCopy code</text:p>
          <text:p text:style-name="P41"><text:span text:style-name="Source_20_Text"><text:span text:style-name="T2">exports.handler = async (event) =&gt; {</text:span></text:span></text:p>
          <text:p text:style-name="P41"><text:span text:style-name="Source_20_Text"><text:span text:style-name="T2"><text:s text:c="4"/>// Your function logic here</text:span></text:span></text:p>
          <text:p text:style-name="P40"><text:span text:style-name="Source_20_Text"><text:span text:style-name="T2">};</text:span></text:span></text:p>
        </text:list-item>
      </text:list>
      <text:h text:style-name="P11" text:outline-level="3">2. Check the Lambda Configuration</text:h>
      <text:list text:style-name="L61">
        <text:list-item>
          <text:p text:style-name="P195"><text:span text:style-name="T2">In the AWS Lambda console or in your deployment configuration, make sure the handler is set to </text:span><text:span text:style-name="Source_20_Text"><text:span text:style-name="T2">index.handler</text:span></text:span><text:span text:style-name="T2">.</text:span></text:p>
        </text:list-item>
        <text:list-item>
          <text:p text:style-name="P115">This setting is in the "Function code" section of the Lambda console, under "Runtime settings".</text:p>
        </text:list-item>
      </text:list>
      <text:h text:style-name="P11" text:outline-level="3">3. Ensure Correct File Name</text:h>
      <text:list text:style-name="L62">
        <text:list-item>
          <text:p text:style-name="P196"><text:span text:style-name="T2">Your main file should be named </text:span><text:span text:style-name="Source_20_Text"><text:span text:style-name="T2">index.js</text:span></text:span><text:span text:style-name="T2"> if you are using </text:span><text:span text:style-name="Source_20_Text"><text:span text:style-name="T2">index.handler</text:span></text:span><text:span text:style-name="T2"> as the handler path.</text:span></text:p>
        </text:list-item>
        <text:list-item>
          <text:p text:style-name="P197"><text:span text:style-name="T2">If your main file has a different name, update the Lambda configuration accordingly. For example, if your file is </text:span><text:span text:style-name="Source_20_Text"><text:span text:style-name="T2">app.js</text:span></text:span><text:span text:style-name="T2">, and your function is </text:span><text:span text:style-name="Source_20_Text"><text:span text:style-name="T2">handler</text:span></text:span><text:span text:style-name="T2">, the setting should be </text:span><text:span text:style-name="Source_20_Text"><text:span text:style-name="T2">app.handler</text:span></text:span><text:span text:style-name="T2">.</text:span></text:p>
        </text:list-item>
      </text:list>
      <text:h text:style-name="P11" text:outline-level="3">4. Check for Typos or Export Issues</text:h>
      <text:list text:style-name="L63">
        <text:list-item>
          <text:p text:style-name="P116">Ensure there are no typos in your function name or the export statement.</text:p>
        </text:list-item>
        <text:list-item>
          <text:p text:style-name="P198"><text:span text:style-name="T2">If you have multiple exports, ensure that </text:span><text:span text:style-name="Source_20_Text"><text:span text:style-name="T2">handler</text:span></text:span><text:span text:style-name="T2"> is correctly exported.</text:span></text:p>
        </text:list-item>
      </text:list>
      <text:h text:style-name="P11" text:outline-level="3">5. Redeploy If Necessary</text:h>
      <text:list text:style-name="L64">
        <text:list-item>
          <text:p text:style-name="P117">If you made changes to your function or configuration, redeploy your function to AWS Lambda.</text:p>
        </text:list-item>
      </text:list>
      <text:h text:style-name="P11" text:outline-level="3"><text:soft-page-break/>6. Testing</text:h>
      <text:list text:style-name="L65">
        <text:list-item>
          <text:p text:style-name="P118">After making sure the settings are correct, test the function again using the AWS Lambda console or the AWS CLI.</text:p>
        </text:list-item>
      </text:list>
      <text:h text:style-name="P11" text:outline-level="3">Additional Tips</text:h>
      <text:list text:style-name="L66">
        <text:list-item>
          <text:p text:style-name="P119">If you're using a bundler or transpiler (like Webpack or Babel), ensure it's not altering the export in a way that Lambda can't recognize.</text:p>
        </text:list-item>
        <text:list-item>
          <text:p text:style-name="P120">Make sure your Lambda function's file structure and paths are correctly set up, especially if you're working in a larger project with multiple directories.</text:p>
        </text:list-item>
      </text:list>
      <text:p text:style-name="P135">By ensuring your handler function is correctly named, exported, and configured in AWS Lambda, this error should be resolved.</text:p>
      <text:p text:style-name="P102"><draw:frame draw:style-name="fr1" draw:name="Image6" text:anchor-type="as-char" svg:width="0.2965in" svg:height="0.2965in" draw:z-index="5"><draw:image xlink:href="Pictures/10000000000001E0000001E061C4765EBFB52958.jpg" xlink:type="simple" xlink:show="embed" xlink:actuate="onLoad" draw:mime-type="image/jpeg"/><svg:title>User</svg:title></draw:frame></text:p>
      <text:p text:style-name="P102">You</text:p>
      <text:p text:style-name="P102">I tried calling this function as follows, but got "undefined" for the parameter values. How to fix? ```curl "https://lkrt5ccdrzdvxp4zc6a7bq3fie0wsqud.lambda-url.us-east-1.on.aws/?name=Vijay&amp;age=47" name,age undefined,undefined%```</text:p>
      <text:p text:style-name="P135">ChatGPT</text:p>
      <text:p text:style-name="P208"><text:span text:style-name="T2">If you're receiving </text:span><text:span text:style-name="Source_20_Text"><text:span text:style-name="T2">undefined</text:span></text:span><text:span text:style-name="T2"> for the parameter values when invoking your AWS Lambda function through an API Gateway URL, it's likely that the issue lies in how the Lambda function is parsing the incoming event to extract the query parameters.</text:span></text:p>
      <text:p text:style-name="P135">In Lambda functions triggered by API Gateway, the event object structure can vary depending on the type of integration (Lambda Proxy integration or not) and the API Gateway's version (REST API vs HTTP API). Here's how you can troubleshoot and fix this issue:</text:p>
      <text:h text:style-name="P11" text:outline-level="3">1. Check Lambda Integration Type</text:h>
      <text:list text:style-name="L67">
        <text:list-item>
          <text:p text:style-name="P121">Ensure you know whether you're using Lambda Proxy integration. If you are, the event object will contain all the HTTP request information, and you can access query parameters directly.</text:p>
        </text:list-item>
        <text:list-item>
          <text:p text:style-name="P199"><text:span text:style-name="T2">For Lambda Proxy integration, the query parameters are found in </text:span><text:span text:style-name="Source_20_Text"><text:span text:style-name="T2">event.queryStringParameters</text:span></text:span><text:span text:style-name="T2">.</text:span></text:p>
        </text:list-item>
      </text:list>
      <text:h text:style-name="P11" text:outline-level="3">2. Modify Lambda Function to Extract Parameters</text:h>
      <text:list text:style-name="L68">
        <text:list-item>
          <text:p text:style-name="P122">Here is a basic way to extract query parameters with Lambda Proxy integration:</text:p>
          <text:p text:style-name="P23">javascriptCopy code</text:p>
          <text:p text:style-name="P43"><text:span text:style-name="Source_20_Text"><text:span text:style-name="T2">exports.handler = async (event) =&gt; {</text:span></text:span></text:p>
          <text:p text:style-name="P43"><text:span text:style-name="Source_20_Text"><text:span text:style-name="T2"><text:s text:c="4"/>const params = event.queryStringParameters;</text:span></text:span></text:p>
          <text:p text:style-name="P23"/>
          <text:p text:style-name="P43"><text:span text:style-name="Source_20_Text"><text:span text:style-name="T2"><text:s text:c="4"/>const name = params ? params.name : 'unknown';</text:span></text:span></text:p>
          <text:p text:style-name="P43"><text:span text:style-name="Source_20_Text"><text:span text:style-name="T2"><text:s text:c="4"/>const age = params ? params.age : 'unknown';</text:span></text:span></text:p>
          <text:p text:style-name="P23"><text:soft-page-break/></text:p>
          <text:p text:style-name="P43"><text:span text:style-name="Source_20_Text"><text:span text:style-name="T2"><text:s text:c="4"/>const csvContent = `name,age\n${name},${age}`;</text:span></text:span></text:p>
          <text:p text:style-name="P23"/>
          <text:p text:style-name="P43"><text:span text:style-name="Source_20_Text"><text:span text:style-name="T2"><text:s text:c="4"/>return {</text:span></text:span></text:p>
          <text:p text:style-name="P43"><text:span text:style-name="Source_20_Text"><text:span text:style-name="T2"><text:s text:c="8"/>statusCode: 200,</text:span></text:span></text:p>
          <text:p text:style-name="P43"><text:span text:style-name="Source_20_Text"><text:span text:style-name="T2"><text:s text:c="8"/>headers: {</text:span></text:span></text:p>
          <text:p text:style-name="P43"><text:span text:style-name="Source_20_Text"><text:span text:style-name="T2"><text:s text:c="12"/>'Content-Type': 'text/csv'</text:span></text:span></text:p>
          <text:p text:style-name="P43"><text:span text:style-name="Source_20_Text"><text:span text:style-name="T2"><text:s text:c="8"/>},</text:span></text:span></text:p>
          <text:p text:style-name="P43"><text:span text:style-name="Source_20_Text"><text:span text:style-name="T2"><text:s text:c="8"/>body: csvContent</text:span></text:span></text:p>
          <text:p text:style-name="P43"><text:span text:style-name="Source_20_Text"><text:span text:style-name="T2"><text:s text:c="4"/>};</text:span></text:span></text:p>
          <text:p text:style-name="P42"><text:span text:style-name="Source_20_Text"><text:span text:style-name="T2">};</text:span></text:span></text:p>
        </text:list-item>
      </text:list>
      <text:h text:style-name="P11" text:outline-level="3">3. Redeploy and Test</text:h>
      <text:list text:style-name="L69">
        <text:list-item>
          <text:p text:style-name="P123">After making the changes, redeploy your Lambda function.</text:p>
        </text:list-item>
        <text:list-item>
          <text:p text:style-name="P200"><text:span text:style-name="T2">Test again using the </text:span><text:span text:style-name="Source_20_Text"><text:span text:style-name="T2">curl</text:span></text:span><text:span text:style-name="T2"> command.</text:span></text:p>
        </text:list-item>
      </text:list>
      <text:h text:style-name="P11" text:outline-level="3">4. Debugging</text:h>
      <text:list text:style-name="L70">
        <text:list-item>
          <text:p text:style-name="P124">If it's still not working, add logging to your Lambda function to log the entire event object to CloudWatch. This will help you understand the structure of the incoming event.</text:p>
          <text:p text:style-name="P24">javascriptCopy code</text:p>
          <text:p text:style-name="P44"><text:span text:style-name="Source_20_Text"><text:span text:style-name="T2">console.log("Received event:", JSON.stringify(event, null, 2));</text:span></text:span></text:p>
        </text:list-item>
        <text:list-item>
          <text:p text:style-name="P124">Review the logs in CloudWatch after invoking your function to see the structure of the event object.</text:p>
        </text:list-item>
      </text:list>
      <text:h text:style-name="P11" text:outline-level="3">5. API Gateway Setup</text:h>
      <text:list text:style-name="L71">
        <text:list-item>
          <text:p text:style-name="P125">Make sure your API Gateway is correctly configured to pass query parameters.</text:p>
        </text:list-item>
        <text:list-item>
          <text:p text:style-name="P126">For HTTP APIs (v2), query string parameters are passed through by default. For REST APIs, ensure your method request is configured to accept query parameters.</text:p>
        </text:list-item>
      </text:list>
      <text:h text:style-name="P11" text:outline-level="3">Additional Notes</text:h>
      <text:list text:style-name="L72">
        <text:list-item>
          <text:p text:style-name="P127">If you're using a different type of trigger or a different setup (like a custom authorizer), the structure of the event object might be different.</text:p>
        </text:list-item>
        <text:list-item>
          <text:p text:style-name="P128">Understanding the exact structure of the event object your Lambda function is receiving is key to correctly parsing and using the query parameters.</text:p>
        </text:list-item>
      </text:list>
      <text:p text:style-name="P208"><text:span text:style-name="T2">By following these steps, you should be able to correctly parse query parameters in your Lambda function and resolve the issue of receiving </text:span><text:span text:style-name="Source_20_Text"><text:span text:style-name="T2">undefined</text:span></text:span><text:span text:style-name="T2"> values.</text:span></text:p>
      <text:p text:style-name="P102"><draw:frame draw:style-name="fr1" draw:name="Image7" text:anchor-type="as-char" svg:width="0.2965in" svg:height="0.2965in" draw:z-index="6"><draw:image xlink:href="Pictures/10000000000001E0000001E061C4765EBFB52958.jpg" xlink:type="simple" xlink:show="embed" xlink:actuate="onLoad" draw:mime-type="image/jpeg"/><svg:title>User</svg:title></draw:frame></text:p>
      <text:p text:style-name="P102">You</text:p>
      <text:p text:style-name="P102"><text:soft-page-break/>I am not using API Gateway. Instead, I am using the Function URL provided by AWS lambda. How to pass query parameters into it?</text:p>
      <text:p text:style-name="P135">ChatGPT</text:p>
      <text:p text:style-name="P135">Function URLs in AWS Lambda, a feature that allows you to invoke your Lambda function directly via an HTTP request without the need for an API Gateway, handle query parameters similarly to how API Gateway does. However, the way you access these parameters in your Lambda function might differ slightly.</text:p>
      <text:p text:style-name="P135">Here’s how you can pass and access query parameters using a Function URL:</text:p>
      <text:h text:style-name="P11" text:outline-level="3">1. Passing Query Parameters in the URL</text:h>
      <text:p text:style-name="P135">When you make a request to your Lambda Function URL, you can include query parameters directly in the URL. For example:</text:p>
      <text:p text:style-name="P27">bashCopy code</text:p>
      <text:p text:style-name="P37"><text:span text:style-name="Source_20_Text"><text:span text:style-name="T2">curl "https://&lt;your-lambda-function-url&gt;?name=Vijay&amp;age=47"</text:span></text:span></text:p>
      <text:h text:style-name="P11" text:outline-level="3">2. Accessing Query Parameters in Lambda Function</text:h>
      <text:p text:style-name="P135">The structure of the event object in a Lambda function invoked through a Function URL includes the query string parameters. You can access them as follows:</text:p>
      <text:p text:style-name="P27">javascriptCopy code</text:p>
      <text:p text:style-name="P48"><text:span text:style-name="Source_20_Text"><text:span text:style-name="T2">exports.handler = async (event) =&gt; {</text:span></text:span></text:p>
      <text:p text:style-name="P48"><text:span text:style-name="Source_20_Text"><text:span text:style-name="T2"><text:s text:c="4"/>// Access query parameters</text:span></text:span></text:p>
      <text:p text:style-name="P48"><text:span text:style-name="Source_20_Text"><text:span text:style-name="T2"><text:s text:c="4"/>const queryParams = event.queryStringParameters || {};</text:span></text:span></text:p>
      <text:p text:style-name="P27"/>
      <text:p text:style-name="P48"><text:span text:style-name="Source_20_Text"><text:span text:style-name="T2"><text:s text:c="4"/>const name = queryParams.name || 'defaultName';</text:span></text:span></text:p>
      <text:p text:style-name="P48"><text:span text:style-name="Source_20_Text"><text:span text:style-name="T2"><text:s text:c="4"/>const age = queryParams.age || 'defaultAge';</text:span></text:span></text:p>
      <text:p text:style-name="P27"/>
      <text:p text:style-name="P48"><text:span text:style-name="Source_20_Text"><text:span text:style-name="T2"><text:s text:c="4"/>// Use the query parameters in your function logic</text:span></text:span></text:p>
      <text:p text:style-name="P48"><text:span text:style-name="Source_20_Text"><text:span text:style-name="T2"><text:s text:c="4"/>// ...</text:span></text:span></text:p>
      <text:p text:style-name="P27"/>
      <text:p text:style-name="P48"><text:span text:style-name="Source_20_Text"><text:span text:style-name="T2"><text:s text:c="4"/>return {</text:span></text:span></text:p>
      <text:p text:style-name="P48"><text:span text:style-name="Source_20_Text"><text:span text:style-name="T2"><text:s text:c="8"/>statusCode: 200,</text:span></text:span></text:p>
      <text:p text:style-name="P48"><text:span text:style-name="Source_20_Text"><text:span text:style-name="T2"><text:s text:c="8"/>headers: {</text:span></text:span></text:p>
      <text:p text:style-name="P48"><text:span text:style-name="Source_20_Text"><text:span text:style-name="T2"><text:s text:c="12"/>'Content-Type': 'text/plain'</text:span></text:span></text:p>
      <text:p text:style-name="P48"><text:span text:style-name="Source_20_Text"><text:span text:style-name="T2"><text:s text:c="8"/>},</text:span></text:span></text:p>
      <text:p text:style-name="P48"><text:span text:style-name="Source_20_Text"><text:span text:style-name="T2"><text:s text:c="8"/>body: `Received name: ${name}, age: ${age}`</text:span></text:span></text:p>
      <text:p text:style-name="P48"><text:span text:style-name="Source_20_Text"><text:span text:style-name="T2"><text:s text:c="4"/>};</text:span></text:span></text:p>
      <text:p text:style-name="P37"><text:span text:style-name="Source_20_Text"><text:span text:style-name="T2">};</text:span></text:span></text:p>
      <text:p text:style-name="P208"><text:span text:style-name="T2">In this example, </text:span><text:span text:style-name="Source_20_Text"><text:span text:style-name="T2">event.queryStringParameters</text:span></text:span><text:span text:style-name="T2"> is used to access the query parameters. If the parameters are not provided, the function uses default values.</text:span></text:p>
      <text:h text:style-name="P11" text:outline-level="3">3. Redeploy Your Lambda Function</text:h>
      <text:p text:style-name="P135">After updating your Lambda function code to correctly handle query string parameters, redeploy the function:</text:p>
      <text:list text:style-name="L73">
        <text:list-item>
          <text:p text:style-name="P129"><text:soft-page-break/>Use AWS CLI, AWS SAM, or the AWS Management Console to update your Lambda function code.</text:p>
        </text:list-item>
      </text:list>
      <text:h text:style-name="P11" text:outline-level="3">4. Test the Function</text:h>
      <text:list text:style-name="L74">
        <text:list-item>
          <text:p text:style-name="P130">Invoke your Lambda function using the Function URL with the query parameters appended to the URL.</text:p>
        </text:list-item>
        <text:list-item>
          <text:p text:style-name="P131">Check the response to see if it correctly reflects the passed query parameters.</text:p>
        </text:list-item>
      </text:list>
      <text:h text:style-name="P11" text:outline-level="3">5. Debugging</text:h>
      <text:list text:style-name="L75">
        <text:list-item>
          <text:p text:style-name="P132">If the parameters are still not being read correctly, add logging to your Lambda function to output the received event object.</text:p>
        </text:list-item>
        <text:list-item>
          <text:p text:style-name="P133">Check the CloudWatch logs after invoking the function to see the structure of the received event.</text:p>
        </text:list-item>
      </text:list>
      <text:p text:style-name="P135">This approach should enable you to pass and access query parameters in your Lambda function using Function URLs. Remember to always check the AWS documentation for the most current information, as AWS services and features are continually updated.</text:p>
      <text:p text:style-name="P102"><draw:frame draw:style-name="fr1" draw:name="Image8" text:anchor-type="as-char" svg:width="0.2965in" svg:height="0.2965in" draw:z-index="7"><draw:image xlink:href="Pictures/10000000000001E0000001E061C4765EBFB52958.jpg" xlink:type="simple" xlink:show="embed" xlink:actuate="onLoad" draw:mime-type="image/jpeg"/><svg:title>User</svg:title></draw:frame></text:p>
      <text:p text:style-name="P102">You</text:p>
      <text:p text:style-name="P102">It is working now, with the following code. Thank you very much! Additionally, I increased the function timeout from 3 seconds to 30 seconds ``` /* USAGE Google Sheets URL: https://docs.google.com/spreadsheets/d/1u2MJjan_NPsNxqk02Ygo5aldm7TpgAuD7taxf4HJCp8/edit#gid=0 Formula: =IMPORTDATA("https://lkrt5ccdrzdvxp4zc6a7bq3fie0wsqud.lambda-url.us-east-1.on.aws/?name=Vijay&amp;age=47") */ exports.handler = async (event) =&gt; { console.log(event); const queryParams = event.queryStringParameters || {}; const name = queryParams.name || 'defaultName'; const age = queryParams.age || 'defaultAge'; const csvContent = `name,age\n${name},${age}`; return { statusCode: 200, headers: {'Content-Type': 'text/csv'}, body: csvContent, }; }; ```</text:p>
      <text:p text:style-name="P135">ChatGPT</text:p>
      <text:p text:style-name="P135">Great to hear that your Lambda function is working now! It looks like you've successfully set it up to handle query parameters and return CSV content. Also, increasing the timeout to 30 seconds is a good move, especially if your function might take longer to execute due to external dependencies or complex processing.</text:p>
      <text:p text:style-name="P135">Here are a few additional tips to consider as you continue working with your Lambda function:</text:p>
      <text:list text:style-name="L76">
        <text:list-item>
          <text:p text:style-name="P201"><text:span text:style-name="Strong_20_Emphasis"><text:span text:style-name="T2">Error Handling</text:span></text:span><text:span text:style-name="T2">: Implement robust error handling within your function to manage any unexpected situations or input errors gracefully.</text:span></text:p>
        </text:list-item>
        <text:list-item>
          <text:p text:style-name="P201"><text:span text:style-name="Strong_20_Emphasis"><text:span text:style-name="T2">Logging</text:span></text:span><text:span text:style-name="T2">: Your use of </text:span><text:span text:style-name="Source_20_Text"><text:span text:style-name="T2">console.log</text:span></text:span><text:span text:style-name="T2"> for logging the event is good practice. Consider adding more logging for debugging and monitoring, especially if you plan to expand the functionality.</text:span></text:p>
        </text:list-item>
        <text:list-item>
          <text:p text:style-name="P201"><text:soft-page-break/><text:span text:style-name="Strong_20_Emphasis"><text:span text:style-name="T2">Input Validation</text:span></text:span><text:span text:style-name="T2">: Depending on your use case, you might want to add validation for the query parameters to ensure they meet certain criteria (like format, type, range, etc.).</text:span></text:p>
        </text:list-item>
        <text:list-item>
          <text:p text:style-name="P201"><text:span text:style-name="Strong_20_Emphasis"><text:span text:style-name="T2">Performance Optimization</text:span></text:span><text:span text:style-name="T2">: Monitor the execution time and memory usage of your Lambda function. You might be able to optimize performance or reduce costs by adjusting the allocated memory or refactoring parts of your code.</text:span></text:p>
        </text:list-item>
        <text:list-item>
          <text:p text:style-name="P201"><text:span text:style-name="Strong_20_Emphasis"><text:span text:style-name="T2">Security</text:span></text:span><text:span text:style-name="T2">: If your Lambda function will handle sensitive data or be exposed to a wide audience, review and implement AWS best practices for security.</text:span></text:p>
        </text:list-item>
        <text:list-item>
          <text:p text:style-name="P201"><text:span text:style-name="Strong_20_Emphasis"><text:span text:style-name="T2">Integration with Other Services</text:span></text:span><text:span text:style-name="T2">: If your function needs to interact with other AWS services, ensure that it has the necessary permissions via IAM roles.</text:span></text:p>
        </text:list-item>
        <text:list-item>
          <text:p text:style-name="P201"><text:span text:style-name="Strong_20_Emphasis"><text:span text:style-name="T2">Documentation</text:span></text:span><text:span text:style-name="T2">: Keep your function and its usage well-documented, especially if it's part of a larger system or will be used by others.</text:span></text:p>
        </text:list-item>
        <text:list-item>
          <text:p text:style-name="P201"><text:span text:style-name="Strong_20_Emphasis"><text:span text:style-name="T2">Testing</text:span></text:span><text:span text:style-name="T2">: Continuously test your Lambda function for various scenarios, including edge cases, to ensure it behaves as expected.</text:span></text:p>
        </text:list-item>
      </text:list>
      <text:p text:style-name="P208"><text:span text:style-name="T2">Your approach to using the Lambda function with Google Sheets via </text:span><text:span text:style-name="Source_20_Text"><text:span text:style-name="T2">IMPORTDATA</text:span></text:span><text:span text:style-name="T2"> is quite innovative, and it opens up many possibilities for integrating AWS services with other platforms.</text:span></text:p>
      <text:p text:style-name="P135">If you have any more questions or need further assistance as you develop your function, feel free to ask!</text:p>
      <text:p text:style-name="P102"><draw:frame draw:style-name="fr1" draw:name="Image9" text:anchor-type="as-char" svg:width="0.2965in" svg:height="0.2965in" draw:z-index="8"><draw:image xlink:href="Pictures/10000000000001E0000001E061C4765EBFB52958.jpg" xlink:type="simple" xlink:show="embed" xlink:actuate="onLoad" draw:mime-type="image/jpeg"/><svg:title>User</svg:title></draw:frame></text:p>
      <text:p text:style-name="P102">You</text:p>
      <text:p text:style-name="P102">How to add third party packages to the lambda function? I want to install @databricks/sql from npm and require it in my script. Please explain step by step</text:p>
      <text:p text:style-name="P135">ChatGPT</text:p>
      <text:p text:style-name="P208"><text:span text:style-name="T2">To add a third-party package like </text:span><text:span text:style-name="Source_20_Text"><text:span text:style-name="T2">@databricks/sql</text:span></text:span><text:span text:style-name="T2"> from npm to your AWS Lambda function, you need to set up a Node.js project environment on your local machine, install the necessary packages, and then package and deploy your Lambda function along with these dependencies. Here's a step-by-step guide:</text:span></text:p>
      <text:h text:style-name="P11" text:outline-level="3">1. Set Up Your Node.js Project</text:h>
      <text:p text:style-name="P135">If you haven't already set up a Node.js project, start by creating a new directory for your project and initialize it:</text:p>
      <text:list text:style-name="L77">
        <text:list-item>
          <text:p text:style-name="P202"><text:span text:style-name="Strong_20_Emphasis"><text:span text:style-name="T2">Create a new directory</text:span></text:span><text:span text:style-name="T2"> for your Lambda function:</text:span></text:p>
          <text:p text:style-name="P25">bashCopy code</text:p>
          <text:p text:style-name="P46"><text:span text:style-name="Source_20_Text"><text:span text:style-name="T2">mkdir my-lambda-function</text:span></text:span></text:p>
          <text:p text:style-name="P45"><text:span text:style-name="Source_20_Text"><text:span text:style-name="T2">cd my-lambda-function</text:span></text:span></text:p>
        </text:list-item>
        <text:list-item>
          <text:p text:style-name="P202"><text:span text:style-name="Strong_20_Emphasis"><text:span text:style-name="T2">Initialize a new Node.js project</text:span></text:span><text:span text:style-name="T2">:</text:span></text:p>
          <text:p text:style-name="P25">bashCopy code</text:p>
          <text:p text:style-name="P45"><text:soft-page-break/><text:span text:style-name="Source_20_Text"><text:span text:style-name="T2">npm init -y</text:span></text:span></text:p>
          <text:p text:style-name="P202"><text:span text:style-name="T2">This command creates a </text:span><text:span text:style-name="Source_20_Text"><text:span text:style-name="T2">package.json</text:span></text:span><text:span text:style-name="T2"> file in your project directory.</text:span></text:p>
        </text:list-item>
      </text:list>
      <text:h text:style-name="P12" text:outline-level="3"><text:span text:style-name="T2">2. Install </text:span><text:span text:style-name="Source_20_Text"><text:span text:style-name="T2">@databricks/sql</text:span></text:span></text:h>
      <text:p text:style-name="P208"><text:span text:style-name="T2">Install the </text:span><text:span text:style-name="Source_20_Text"><text:span text:style-name="T2">@databricks/sql</text:span></text:span><text:span text:style-name="T2"> package using npm:</text:span></text:p>
      <text:p text:style-name="P27">bashCopy code</text:p>
      <text:p text:style-name="P37"><text:span text:style-name="Source_20_Text"><text:span text:style-name="T2">npm install @databricks/sql</text:span></text:span></text:p>
      <text:p text:style-name="P208"><text:span text:style-name="T2">This command will install the package and add it to your </text:span><text:span text:style-name="Source_20_Text"><text:span text:style-name="T2">package.json</text:span></text:span><text:span text:style-name="T2"> file.</text:span></text:p>
      <text:h text:style-name="P11" text:outline-level="3">3. Write Your Lambda Function</text:h>
      <text:p text:style-name="P208"><text:span text:style-name="T2">Create an </text:span><text:span text:style-name="Source_20_Text"><text:span text:style-name="T2">index.js</text:span></text:span><text:span text:style-name="T2"> file (or another name if you prefer, but remember to configure it correctly in Lambda later) and write your Lambda function code. You can require </text:span><text:span text:style-name="Source_20_Text"><text:span text:style-name="T2">@databricks/sql</text:span></text:span><text:span text:style-name="T2"> just like any other module:</text:span></text:p>
      <text:p text:style-name="P27">javascriptCopy code</text:p>
      <text:p text:style-name="P48"><text:span text:style-name="Source_20_Text"><text:span text:style-name="T2">const DatabricksSQL = require('@databricks/sql');</text:span></text:span></text:p>
      <text:p text:style-name="P27"/>
      <text:p text:style-name="P48"><text:span text:style-name="Source_20_Text"><text:span text:style-name="T2">exports.handler = async (event) =&gt; {</text:span></text:span></text:p>
      <text:p text:style-name="P48"><text:span text:style-name="Source_20_Text"><text:span text:style-name="T2"><text:s text:c="4"/>// Your Lambda function logic using Databricks SQL</text:span></text:span></text:p>
      <text:p text:style-name="P37"><text:span text:style-name="Source_20_Text"><text:span text:style-name="T2">};</text:span></text:span></text:p>
      <text:h text:style-name="P11" text:outline-level="3">4. Package Your Lambda Function</text:h>
      <text:p text:style-name="P135">AWS Lambda requires you to upload your code along with all of its dependencies (node_modules) in a zip file:</text:p>
      <text:list text:style-name="L78">
        <text:list-item>
          <text:p text:style-name="P203"><text:span text:style-name="Strong_20_Emphasis"><text:span text:style-name="T2">Zip your project files</text:span></text:span><text:span text:style-name="T2"> including </text:span><text:span text:style-name="Source_20_Text"><text:span text:style-name="T2">node_modules</text:span></text:span><text:span text:style-name="T2">, </text:span><text:span text:style-name="Source_20_Text"><text:span text:style-name="T2">index.js</text:span></text:span><text:span text:style-name="T2">, and </text:span><text:span text:style-name="Source_20_Text"><text:span text:style-name="T2">package.json</text:span></text:span><text:span text:style-name="T2">:</text:span></text:p>
          <text:p text:style-name="P26">bashCopy code</text:p>
          <text:p text:style-name="P47"><text:span text:style-name="Source_20_Text"><text:span text:style-name="T2">zip -r my-lambda-function.zip .</text:span></text:span></text:p>
          <text:p text:style-name="P134">This command creates a zip file containing all the necessary files.</text:p>
        </text:list-item>
      </text:list>
      <text:h text:style-name="P11" text:outline-level="3">5. Deploy Your Lambda Function</text:h>
      <text:p text:style-name="P135">Upload the zip file to AWS Lambda:</text:p>
      <text:list text:style-name="L79">
        <text:list-item>
          <text:p text:style-name="P204"><text:span text:style-name="Strong_20_Emphasis"><text:span text:style-name="T2">Go to the AWS Lambda console</text:span></text:span><text:span text:style-name="T2">.</text:span></text:p>
        </text:list-item>
        <text:list-item>
          <text:p text:style-name="P204"><text:span text:style-name="Strong_20_Emphasis"><text:span text:style-name="T2">Create a new Lambda function</text:span></text:span><text:span text:style-name="T2"> or update your existing function.</text:span></text:p>
        </text:list-item>
        <text:list-item>
          <text:p text:style-name="P204"><text:span text:style-name="Strong_20_Emphasis"><text:span text:style-name="T2">Upload your zip file</text:span></text:span><text:span text:style-name="T2">:</text:span></text:p>
          <text:list>
            <text:list-item>
              <text:p text:style-name="P205"><text:span text:style-name="T2">In the "Function code" section, choose "Upload from" and select the </text:span><text:span text:style-name="Source_20_Text"><text:span text:style-name="T2">.zip</text:span></text:span><text:span text:style-name="T2"> file you created.</text:span></text:p>
            </text:list-item>
          </text:list>
        </text:list-item>
      </text:list>
      <text:h text:style-name="P11" text:outline-level="3"><text:soft-page-break/>6. Test Your Lambda Function</text:h>
      <text:p text:style-name="P208"><text:span text:style-name="T2">After uploading, you can test your Lambda function directly in the AWS Lambda console to ensure it's working as expected with the </text:span><text:span text:style-name="Source_20_Text"><text:span text:style-name="T2">@databricks/sql</text:span></text:span><text:span text:style-name="T2"> package.</text:span></text:p>
      <text:h text:style-name="P11" text:outline-level="3">7. Adjust Lambda Settings if Necessary</text:h>
      <text:p text:style-name="P135">Depending on the needs of your function (such as execution time, memory requirements), adjust the settings like timeout and memory allocation in the Lambda function configuration.</text:p>
      <text:h text:style-name="P11" text:outline-level="3">8. Additional Considerations</text:h>
      <text:list text:style-name="L80">
        <text:list-item>
          <text:p text:style-name="P206"><text:span text:style-name="Strong_20_Emphasis"><text:span text:style-name="T2">Local Testing</text:span></text:span><text:span text:style-name="T2">: Before deploying, you can test your Lambda function locally using tools like AWS SAM CLI.</text:span></text:p>
        </text:list-item>
        <text:list-item>
          <text:p text:style-name="P206"><text:span text:style-name="Strong_20_Emphasis"><text:span text:style-name="T2">Dependencies</text:span></text:span><text:span text:style-name="T2">: Make sure that all dependencies of </text:span><text:span text:style-name="Source_20_Text"><text:span text:style-name="T2">@databricks/sql</text:span></text:span><text:span text:style-name="T2"> are also installed and packaged.</text:span></text:p>
        </text:list-item>
        <text:list-item>
          <text:p text:style-name="P207"><text:span text:style-name="Strong_20_Emphasis"><text:span text:style-name="T2">IAM Permissions</text:span></text:span><text:span text:style-name="T2">: Ensure your Lambda function has the necessary IAM permissions, especially if it's interacting with other AWS services or external systems.</text:span></text:p>
        </text:list-item>
      </text:list>
      <text:p text:style-name="P208"><text:span text:style-name="T2">By following these steps, you should be able to successfully deploy an AWS Lambda function with the </text:span><text:span text:style-name="Source_20_Text"><text:span text:style-name="T2">@databricks/sql</text:span></text:span><text:span text:style-name="T2"> npm package.</text:span></text:p>
      <text:p text:style-name="P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0T04:38:31.294288773</meta:creation-date>
    <dc:date>2024-01-14T05:09:35.038360124</dc:date>
    <meta:editing-duration>PT2M16S</meta:editing-duration>
    <meta:editing-cycles>2</meta:editing-cycles>
    <meta:generator>LibreOffice/7.5.2.2$MacOSX_AARCH64 LibreOffice_project/53bb9681a964705cf672590721dbc85eb4d0c3a2</meta:generator>
    <meta:document-statistic meta:table-count="0" meta:image-count="9" meta:object-count="0" meta:page-count="17" meta:paragraph-count="357" meta:word-count="4431" meta:character-count="31117" meta:non-whitespace-character-count="26891"/>
  </office:meta>
</office:document-meta>
</file>